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ize="15pt" fo:font-weight="bold" officeooo:rsid="0016d3cc" officeooo:paragraph-rsid="0016d3cc" style:font-size-asian="15pt" style:font-weight-asian="bold" style:font-size-complex="15pt" style:font-weight-complex="bold"/>
    </style:style>
    <style:style style:name="P2" style:family="paragraph" style:parent-style-name="Standard">
      <style:text-properties style:font-name="Arial" fo:font-size="15pt" fo:font-weight="bold" officeooo:rsid="001b1036" officeooo:paragraph-rsid="001b1036" style:font-size-asian="15pt" style:font-weight-asian="bold" style:font-size-complex="15pt" style:font-weight-complex="bold"/>
    </style:style>
    <style:style style:name="P3" style:family="paragraph" style:parent-style-name="Standard">
      <style:text-properties style:font-name="Arial" fo:font-size="15pt" fo:font-weight="bold" officeooo:rsid="0018c2bc" officeooo:paragraph-rsid="0018c2bc" style:font-size-asian="15pt" style:font-weight-asian="bold" style:font-size-complex="15pt" style:font-weight-complex="bold"/>
    </style:style>
    <style:style style:name="P4" style:family="paragraph" style:parent-style-name="Standard">
      <style:text-properties style:font-name="Arial" fo:font-size="15pt" fo:font-weight="bold" officeooo:rsid="00755cf7" officeooo:paragraph-rsid="0063ec16" style:font-size-asian="15pt" style:font-weight-asian="bold" style:font-size-complex="15pt" style:font-weight-complex="bold"/>
    </style:style>
    <style:style style:name="P5" style:family="paragraph" style:parent-style-name="Standard">
      <style:text-properties style:font-name="Arial" fo:font-size="15pt" fo:font-weight="bold" officeooo:rsid="00a1271c" officeooo:paragraph-rsid="00a1271c" style:font-size-asian="15pt" style:font-weight-asian="bold" style:font-size-complex="15pt" style:font-weight-complex="bold"/>
    </style:style>
    <style:style style:name="P6" style:family="paragraph" style:parent-style-name="Standard">
      <style:text-properties style:font-name="Arial" fo:font-size="15pt" fo:font-weight="bold" officeooo:rsid="00450715" officeooo:paragraph-rsid="00450715" style:font-size-asian="15pt" style:font-weight-asian="bold" style:font-size-complex="15pt" style:font-weight-complex="bold"/>
    </style:style>
    <style:style style:name="P7" style:family="paragraph" style:parent-style-name="Standard">
      <style:text-properties style:font-name="Arial" fo:font-size="15pt" fo:font-weight="bold" officeooo:rsid="00dfa68f" officeooo:paragraph-rsid="00dfa68f" style:font-size-asian="15pt" style:font-weight-asian="bold" style:font-size-complex="15pt" style:font-weight-complex="bold"/>
    </style:style>
    <style:style style:name="P8" style:family="paragraph" style:parent-style-name="Standard">
      <style:text-properties style:font-name="Arial" fo:font-size="15pt" fo:font-weight="bold" officeooo:rsid="015c1f5f" officeooo:paragraph-rsid="015c1f5f" style:font-size-asian="15pt" style:font-weight-asian="bold" style:font-size-complex="15pt" style:font-weight-complex="bold"/>
    </style:style>
    <style:style style:name="P9" style:family="paragraph" style:parent-style-name="Standard">
      <style:text-properties style:font-name="Arial" fo:font-size="15pt" fo:font-weight="bold" officeooo:rsid="015c1f5f" officeooo:paragraph-rsid="01a3356a" style:font-size-asian="15pt" style:font-weight-asian="bold" style:font-size-complex="15pt" style:font-weight-complex="bold"/>
    </style:style>
    <style:style style:name="P10" style:family="paragraph" style:parent-style-name="Standard">
      <style:text-properties style:font-name="Arial" fo:font-size="15pt" fo:font-weight="bold" officeooo:rsid="001d6aa5" officeooo:paragraph-rsid="001d6aa5" style:font-size-asian="15pt" style:font-weight-asian="bold" style:font-size-complex="15pt" style:font-weight-complex="bold"/>
    </style:style>
    <style:style style:name="P11" style:family="paragraph" style:parent-style-name="Standard">
      <style:text-properties style:font-name="Arial" fo:font-size="15pt" fo:font-weight="bold" officeooo:rsid="002598e1" officeooo:paragraph-rsid="002598e1" style:font-size-asian="13.1000003814697pt" style:font-weight-asian="bold" style:font-size-complex="15pt" style:font-weight-complex="bold"/>
    </style:style>
    <style:style style:name="P12" style:family="paragraph" style:parent-style-name="Standard">
      <style:text-properties style:font-name="Arial" fo:font-size="15pt" fo:font-weight="bold" officeooo:rsid="011e2897" officeooo:paragraph-rsid="011e2897" style:font-size-asian="13.1000003814697pt" style:font-weight-asian="bold" style:font-size-complex="15pt" style:font-weight-complex="bold"/>
    </style:style>
    <style:style style:name="P13" style:family="paragraph" style:parent-style-name="Standard">
      <style:text-properties style:font-name="Arial" fo:font-size="15pt" fo:font-weight="normal" officeooo:rsid="00fd81e4" officeooo:paragraph-rsid="00fd81e4" style:font-size-asian="13.1000003814697pt" style:font-weight-asian="normal" style:font-size-complex="15pt" style:font-weight-complex="normal"/>
    </style:style>
    <style:style style:name="P14" style:family="paragraph" style:parent-style-name="Standard">
      <style:text-properties style:font-name="Arial" fo:font-size="15pt" fo:font-style="normal" fo:font-weight="bold" officeooo:rsid="0153fb54" officeooo:paragraph-rsid="0153fb54" style:font-size-asian="15pt" style:font-style-asian="normal" style:font-weight-asian="bold" style:font-size-complex="15pt" style:font-style-complex="normal" style:font-weight-complex="bold"/>
    </style:style>
    <style:style style:name="P15" style:family="paragraph" style:parent-style-name="Standard">
      <style:text-properties style:font-name="Arial" fo:font-size="15pt" fo:font-style="normal" fo:font-weight="bold" officeooo:rsid="0145e861" officeooo:paragraph-rsid="0149874d" style:font-size-asian="15pt" style:font-style-asian="normal" style:font-weight-asian="bold" style:font-size-complex="15pt" style:font-style-complex="normal" style:font-weight-complex="bold"/>
    </style:style>
    <style:style style:name="P16" style:family="paragraph" style:parent-style-name="Standard">
      <style:text-properties style:font-name="Arial" fo:font-size="15pt" fo:font-style="normal" fo:font-weight="bold" officeooo:rsid="01a8ac08" officeooo:paragraph-rsid="01a8ac08" style:font-size-asian="15pt" style:font-style-asian="normal" style:font-weight-asian="bold" style:font-size-complex="15pt" style:font-style-complex="normal" style:font-weight-complex="bold"/>
    </style:style>
    <style:style style:name="P17" style:family="paragraph" style:parent-style-name="Standard">
      <style:text-properties style:font-name="Arial" fo:font-size="12pt" fo:font-weight="normal" officeooo:rsid="001a74d4" officeooo:paragraph-rsid="001ab902" style:font-size-asian="10.5pt" style:font-weight-asian="normal" style:font-size-complex="12pt" style:font-weight-complex="normal"/>
    </style:style>
    <style:style style:name="P18" style:family="paragraph" style:parent-style-name="Standard">
      <style:text-properties style:font-name="Arial" fo:font-size="12pt" fo:font-weight="normal" officeooo:rsid="001b1036" officeooo:paragraph-rsid="001b1036" style:font-size-asian="10.5pt" style:font-weight-asian="normal" style:font-size-complex="12pt" style:font-weight-complex="normal"/>
    </style:style>
    <style:style style:name="P19" style:family="paragraph" style:parent-style-name="Standard">
      <style:text-properties style:font-name="Arial" fo:font-size="12pt" fo:font-weight="normal" officeooo:rsid="001b1036" officeooo:paragraph-rsid="0174d6f2" style:font-size-asian="10.5pt" style:font-weight-asian="normal" style:font-size-complex="12pt" style:font-weight-complex="normal"/>
    </style:style>
    <style:style style:name="P20" style:family="paragraph" style:parent-style-name="Standard">
      <style:text-properties style:font-name="Arial" fo:font-size="12pt" fo:font-weight="normal" officeooo:rsid="001b1036" officeooo:paragraph-rsid="0175c620" style:font-size-asian="10.5pt" style:font-weight-asian="normal" style:font-size-complex="12pt" style:font-weight-complex="normal"/>
    </style:style>
    <style:style style:name="P21" style:family="paragraph" style:parent-style-name="Standard">
      <style:text-properties style:font-name="Arial" fo:font-size="12pt" fo:font-weight="normal" officeooo:rsid="0027056b" officeooo:paragraph-rsid="0027056b" style:font-size-asian="10.5pt" style:font-weight-asian="normal" style:font-size-complex="12pt" style:font-weight-complex="normal"/>
    </style:style>
    <style:style style:name="P22" style:family="paragraph" style:parent-style-name="Standard">
      <style:text-properties style:font-name="Arial" fo:font-size="12pt" fo:font-weight="normal" officeooo:rsid="00236651" officeooo:paragraph-rsid="00236651" style:font-size-asian="10.5pt" style:font-weight-asian="normal" style:font-size-complex="12pt" style:font-weight-complex="normal"/>
    </style:style>
    <style:style style:name="P23" style:family="paragraph" style:parent-style-name="Standard">
      <style:text-properties style:font-name="Arial" fo:font-size="12pt" fo:font-weight="normal" officeooo:rsid="00236651" officeooo:paragraph-rsid="0022d718" style:font-size-asian="10.5pt" style:font-weight-asian="normal" style:font-size-complex="12pt" style:font-weight-complex="normal"/>
    </style:style>
    <style:style style:name="P24" style:family="paragraph" style:parent-style-name="Standard">
      <style:text-properties style:font-name="Arial" fo:font-size="12pt" fo:font-weight="normal" officeooo:rsid="002bc4e5" officeooo:paragraph-rsid="00246409" style:font-size-asian="10.5pt" style:font-weight-asian="normal" style:font-size-complex="12pt" style:font-weight-complex="normal"/>
    </style:style>
    <style:style style:name="P25" style:family="paragraph" style:parent-style-name="Standard">
      <style:text-properties style:font-name="Arial" fo:font-size="12pt" fo:font-weight="normal" officeooo:rsid="00320ad0" officeooo:paragraph-rsid="0032c6b7" style:font-size-asian="10.5pt" style:font-weight-asian="normal" style:font-size-complex="12pt" style:font-weight-complex="normal"/>
    </style:style>
    <style:style style:name="P26" style:family="paragraph" style:parent-style-name="Standard">
      <style:text-properties style:font-name="Arial" fo:font-size="12pt" fo:font-weight="normal" officeooo:rsid="00450715" officeooo:paragraph-rsid="00450715" style:font-size-asian="10.5pt" style:font-weight-asian="normal" style:font-size-complex="12pt" style:font-weight-complex="normal"/>
    </style:style>
    <style:style style:name="P27" style:family="paragraph" style:parent-style-name="Standard">
      <style:text-properties style:font-name="Arial" fo:font-size="12pt" fo:font-weight="normal" officeooo:rsid="00401275" officeooo:paragraph-rsid="00401275" style:font-size-asian="10.5pt" style:font-weight-asian="normal" style:font-size-complex="12pt" style:font-weight-complex="normal"/>
    </style:style>
    <style:style style:name="P28" style:family="paragraph" style:parent-style-name="Standard">
      <style:text-properties style:font-name="Arial" fo:font-size="12pt" fo:font-weight="normal" officeooo:rsid="006565d2" officeooo:paragraph-rsid="006565d2" style:font-size-asian="10.5pt" style:font-weight-asian="normal" style:font-size-complex="12pt" style:font-weight-complex="normal"/>
    </style:style>
    <style:style style:name="P29" style:family="paragraph" style:parent-style-name="Standard">
      <style:text-properties style:font-name="Arial" fo:font-size="12pt" fo:font-weight="normal" officeooo:rsid="0070ac0c" officeooo:paragraph-rsid="0070ac0c" style:font-size-asian="10.5pt" style:font-weight-asian="normal" style:font-size-complex="12pt" style:font-weight-complex="normal"/>
    </style:style>
    <style:style style:name="P30" style:family="paragraph" style:parent-style-name="Standard">
      <style:text-properties style:font-name="Arial" fo:font-size="12pt" fo:font-weight="normal" officeooo:rsid="00a3ff66" officeooo:paragraph-rsid="00a3ff66" style:font-size-asian="10.5pt" style:font-weight-asian="normal" style:font-size-complex="12pt" style:font-weight-complex="normal"/>
    </style:style>
    <style:style style:name="P31" style:family="paragraph" style:parent-style-name="Standard">
      <style:text-properties style:font-name="Arial" fo:font-size="12pt" fo:font-weight="normal" officeooo:rsid="008a3a21" officeooo:paragraph-rsid="008ec987" style:font-size-asian="10.5pt" style:font-weight-asian="normal" style:font-size-complex="12pt" style:font-weight-complex="normal"/>
    </style:style>
    <style:style style:name="P32" style:family="paragraph" style:parent-style-name="Standard">
      <style:text-properties style:font-name="Arial" fo:font-size="12pt" fo:font-weight="normal" officeooo:rsid="00a1271c" officeooo:paragraph-rsid="00a93ec6" style:font-size-asian="10.5pt" style:font-weight-asian="normal" style:font-size-complex="12pt" style:font-weight-complex="normal"/>
    </style:style>
    <style:style style:name="P33" style:family="paragraph" style:parent-style-name="Standard">
      <style:text-properties style:font-name="Arial" fo:font-size="12pt" fo:font-weight="normal" officeooo:rsid="00d8a680" officeooo:paragraph-rsid="00d8a680" style:font-size-asian="10.5pt" style:font-weight-asian="normal" style:font-size-complex="12pt" style:font-weight-complex="normal"/>
    </style:style>
    <style:style style:name="P34" style:family="paragraph" style:parent-style-name="Standard">
      <style:text-properties style:font-name="Arial" fo:font-size="12pt" fo:font-weight="normal" officeooo:rsid="00dfa68f" officeooo:paragraph-rsid="00fb6303" style:font-size-asian="10.5pt" style:font-weight-asian="normal" style:font-size-complex="12pt" style:font-weight-complex="normal"/>
    </style:style>
    <style:style style:name="P35" style:family="paragraph" style:parent-style-name="Standard">
      <style:text-properties style:font-name="Arial" fo:font-size="12pt" fo:font-weight="normal" officeooo:rsid="007312aa" officeooo:paragraph-rsid="0070ac0c" style:font-size-asian="10.5pt" style:font-weight-asian="normal" style:font-size-complex="12pt" style:font-weight-complex="normal"/>
    </style:style>
    <style:style style:name="P36" style:family="paragraph" style:parent-style-name="Standard">
      <style:text-properties style:font-name="Arial" fo:font-size="12pt" fo:font-weight="normal" officeooo:rsid="0106373c" officeooo:paragraph-rsid="0106373c" style:font-size-asian="10.5pt" style:font-weight-asian="normal" style:font-size-complex="12pt" style:font-weight-complex="normal"/>
    </style:style>
    <style:style style:name="P37" style:family="paragraph" style:parent-style-name="Standard">
      <style:text-properties style:font-name="Arial" fo:font-size="12pt" fo:font-weight="normal" officeooo:rsid="0106373c" officeooo:paragraph-rsid="0123a283" style:font-size-asian="10.5pt" style:font-weight-asian="normal" style:font-size-complex="12pt" style:font-weight-complex="normal"/>
    </style:style>
    <style:style style:name="P38" style:family="paragraph" style:parent-style-name="Standard">
      <style:text-properties style:font-name="Arial" fo:font-size="12pt" fo:font-weight="normal" officeooo:rsid="001d6aa5" officeooo:paragraph-rsid="001d6aa5" style:font-size-asian="10.5pt" style:font-weight-asian="normal" style:font-size-complex="12pt" style:font-weight-complex="normal"/>
    </style:style>
    <style:style style:name="P39" style:family="paragraph" style:parent-style-name="Standard">
      <style:text-properties style:font-name="Arial" fo:font-size="12pt" fo:font-weight="normal" officeooo:rsid="010eb465" officeooo:paragraph-rsid="00450715" style:font-size-asian="10.5pt" style:font-weight-asian="normal" style:font-size-complex="12pt" style:font-weight-complex="normal"/>
    </style:style>
    <style:style style:name="P40" style:family="paragraph" style:parent-style-name="Standard">
      <style:text-properties style:font-name="Arial" fo:font-size="12pt" fo:font-weight="normal" officeooo:rsid="01240366" officeooo:paragraph-rsid="01240366" style:font-size-asian="10.5pt" style:font-weight-asian="normal" style:font-size-complex="12pt" style:font-weight-complex="normal"/>
    </style:style>
    <style:style style:name="P41" style:family="paragraph" style:parent-style-name="Standard">
      <style:text-properties style:font-name="Arial" fo:font-size="12pt" fo:font-weight="normal" officeooo:rsid="01356e98" officeooo:paragraph-rsid="0127078f" style:font-size-asian="10.5pt" style:font-weight-asian="normal" style:font-size-complex="12pt" style:font-weight-complex="normal"/>
    </style:style>
    <style:style style:name="P42" style:family="paragraph" style:parent-style-name="Standard">
      <style:text-properties style:font-name="Arial" fo:font-size="12pt" fo:font-weight="normal" officeooo:rsid="013159c7" officeooo:paragraph-rsid="0127078f" style:font-size-asian="10.5pt" style:font-weight-asian="normal" style:font-size-complex="12pt" style:font-weight-complex="normal"/>
    </style:style>
    <style:style style:name="P43" style:family="paragraph" style:parent-style-name="Standard">
      <style:text-properties style:font-name="Arial" fo:font-size="12pt" fo:font-weight="normal" officeooo:rsid="013053f0" officeooo:paragraph-rsid="013053f0" style:font-size-asian="10.5pt" style:font-weight-asian="normal" style:font-size-complex="12pt" style:font-weight-complex="normal"/>
    </style:style>
    <style:style style:name="P44" style:family="paragraph" style:parent-style-name="Standard">
      <style:text-properties style:font-name="Arial" fo:font-size="12pt" fo:font-weight="normal" officeooo:rsid="0154b9c2" officeooo:paragraph-rsid="0154b9c2" style:font-size-asian="10.5pt" style:font-weight-asian="normal" style:font-size-complex="12pt" style:font-weight-complex="normal"/>
    </style:style>
    <style:style style:name="P45" style:family="paragraph" style:parent-style-name="Standard">
      <style:text-properties style:font-name="Arial" fo:font-size="12pt" fo:font-weight="normal" officeooo:rsid="0154d2be" officeooo:paragraph-rsid="0154d2be" style:font-size-asian="10.5pt" style:font-weight-asian="normal" style:font-size-complex="12pt" style:font-weight-complex="normal"/>
    </style:style>
    <style:style style:name="P46" style:family="paragraph" style:parent-style-name="Standard">
      <style:text-properties style:font-name="Arial" fo:font-size="12pt" fo:font-weight="normal" officeooo:rsid="01622f04" officeooo:paragraph-rsid="01622f04" style:font-size-asian="10.5pt" style:font-weight-asian="normal" style:font-size-complex="12pt" style:font-weight-complex="normal"/>
    </style:style>
    <style:style style:name="P47" style:family="paragraph" style:parent-style-name="Standard">
      <style:text-properties style:font-name="Arial" fo:font-size="12pt" fo:font-weight="normal" officeooo:rsid="0162f361" officeooo:paragraph-rsid="0162f361" style:font-size-asian="10.5pt" style:font-weight-asian="normal" style:font-size-complex="12pt" style:font-weight-complex="normal"/>
    </style:style>
    <style:style style:name="P48" style:family="paragraph" style:parent-style-name="Standard">
      <style:text-properties style:font-name="Arial" fo:font-size="12pt" fo:font-weight="normal" officeooo:rsid="0167350e" officeooo:paragraph-rsid="0167350e" style:font-size-asian="10.5pt" style:font-weight-asian="normal" style:font-size-complex="12pt" style:font-weight-complex="normal"/>
    </style:style>
    <style:style style:name="P49" style:family="paragraph" style:parent-style-name="Standard">
      <style:text-properties style:font-name="Arial" fo:font-size="12pt" fo:font-weight="normal" officeooo:rsid="0099ce9d" officeooo:paragraph-rsid="00db95b5" style:font-size-asian="10.5pt" style:font-weight-asian="normal" style:font-size-complex="12pt" style:font-weight-complex="normal"/>
    </style:style>
    <style:style style:name="P50" style:family="paragraph" style:parent-style-name="Standard">
      <style:text-properties style:font-name="Arial" fo:font-size="12pt" fo:font-weight="normal" officeooo:rsid="001f80ff" officeooo:paragraph-rsid="0174d6f2" style:font-size-asian="10.5pt" style:font-weight-asian="normal" style:font-size-complex="12pt" style:font-weight-complex="normal"/>
    </style:style>
    <style:style style:name="P51" style:family="paragraph" style:parent-style-name="Standard">
      <style:text-properties style:font-name="Arial" fo:font-size="12pt" fo:font-weight="normal" officeooo:rsid="017fcc0b" officeooo:paragraph-rsid="017fcc0b" style:font-size-asian="10.5pt" style:font-weight-asian="normal" style:font-size-complex="12pt" style:font-weight-complex="normal"/>
    </style:style>
    <style:style style:name="P52" style:family="paragraph" style:parent-style-name="Standard">
      <style:text-properties style:font-name="Arial" fo:font-size="12pt" fo:font-weight="normal" officeooo:rsid="0198f68b" officeooo:paragraph-rsid="002e5b72" style:font-size-asian="10.5pt" style:font-weight-asian="normal" style:font-size-complex="12pt" style:font-weight-complex="normal"/>
    </style:style>
    <style:style style:name="P53" style:family="paragraph" style:parent-style-name="Standard">
      <style:text-properties style:font-name="Arial" fo:font-size="12pt" fo:font-weight="normal" officeooo:rsid="00bb4209" officeooo:paragraph-rsid="00bae96b" style:font-size-asian="10.5pt" style:font-weight-asian="normal" style:font-size-complex="12pt" style:font-weight-complex="normal"/>
    </style:style>
    <style:style style:name="P54" style:family="paragraph" style:parent-style-name="Standard">
      <style:text-properties style:font-name="Arial" fo:font-size="12pt" fo:font-weight="normal" officeooo:rsid="01bb85cb" officeooo:paragraph-rsid="01bb85cb" style:font-size-asian="10.5pt" style:font-weight-asian="normal" style:font-size-complex="12pt" style:font-weight-complex="normal"/>
    </style:style>
    <style:style style:name="P55" style:family="paragraph" style:parent-style-name="Standard">
      <style:text-properties style:font-name="Arial" fo:font-size="12pt" fo:font-weight="normal" officeooo:rsid="001e03e3" officeooo:paragraph-rsid="001e03e3" style:font-size-asian="12pt" style:font-weight-asian="normal" style:font-size-complex="12pt" style:font-weight-complex="normal"/>
    </style:style>
    <style:style style:name="P56" style:family="paragraph" style:parent-style-name="Standard">
      <style:text-properties style:font-name="Arial" fo:font-size="12pt" fo:font-weight="normal" officeooo:rsid="0051b188" officeooo:paragraph-rsid="0051b188" style:font-size-asian="12pt" style:font-weight-asian="normal" style:font-size-complex="12pt" style:font-weight-complex="normal"/>
    </style:style>
    <style:style style:name="P57" style:family="paragraph" style:parent-style-name="Standard">
      <style:text-properties style:font-name="Arial" fo:font-size="12pt" fo:font-weight="normal" officeooo:rsid="0054e70e" officeooo:paragraph-rsid="0051b188" style:font-size-asian="12pt" style:font-weight-asian="normal" style:font-size-complex="12pt" style:font-weight-complex="normal"/>
    </style:style>
    <style:style style:name="P58" style:family="paragraph" style:parent-style-name="Standard">
      <style:text-properties style:font-name="Arial" fo:font-size="12pt" fo:font-weight="normal" officeooo:rsid="00591bc4" officeooo:paragraph-rsid="00591bc4" style:font-size-asian="12pt" style:font-weight-asian="normal" style:font-size-complex="12pt" style:font-weight-complex="normal"/>
    </style:style>
    <style:style style:name="P59" style:family="paragraph" style:parent-style-name="Standard">
      <style:text-properties style:font-name="Arial" fo:font-size="12pt" fo:font-weight="normal" officeooo:rsid="0060c1a0" officeooo:paragraph-rsid="005f161e" style:font-size-asian="12pt" style:font-weight-asian="normal" style:font-size-complex="12pt" style:font-weight-complex="normal"/>
    </style:style>
    <style:style style:name="P60" style:family="paragraph" style:parent-style-name="Standard">
      <style:text-properties style:font-name="Arial" fo:font-size="12pt" fo:font-weight="normal" officeooo:rsid="00ba4f29" officeooo:paragraph-rsid="00ba4f29" style:font-size-asian="12pt" style:font-weight-asian="normal" style:font-size-complex="12pt" style:font-weight-complex="normal"/>
    </style:style>
    <style:style style:name="P61" style:family="paragraph" style:parent-style-name="Standard">
      <style:text-properties style:font-name="Arial" fo:font-size="12pt" fo:font-weight="normal" officeooo:rsid="017fcc0b" officeooo:paragraph-rsid="017fcc0b" style:font-size-asian="12pt" style:font-weight-asian="normal" style:font-size-complex="12pt" style:font-weight-complex="normal"/>
    </style:style>
    <style:style style:name="P62" style:family="paragraph" style:parent-style-name="Standard">
      <style:text-properties style:font-name="Arial" fo:font-size="12pt" fo:font-weight="normal" officeooo:rsid="01af042a" officeooo:paragraph-rsid="004fbbd4" style:font-size-asian="12pt" style:font-weight-asian="normal" style:font-size-complex="12pt" style:font-weight-complex="normal"/>
    </style:style>
    <style:style style:name="P63" style:family="paragraph" style:parent-style-name="Standard">
      <style:text-properties style:font-name="Arial" fo:font-size="12pt" fo:font-weight="normal" officeooo:rsid="01af042a" officeooo:paragraph-rsid="01af042a" style:font-size-asian="12pt" style:font-weight-asian="normal" style:font-size-complex="12pt" style:font-weight-complex="normal"/>
    </style:style>
    <style:style style:name="P64" style:family="paragraph" style:parent-style-name="Standard">
      <style:text-properties style:font-name="Arial" fo:font-size="12pt" fo:font-style="normal" fo:font-weight="normal" officeooo:rsid="014eb3d9" officeooo:paragraph-rsid="014eb3d9" style:font-size-asian="10.5pt" style:font-style-asian="normal" style:font-weight-asian="normal" style:font-size-complex="12pt" style:font-style-complex="normal" style:font-weight-complex="normal"/>
    </style:style>
    <style:style style:name="P65" style:family="paragraph" style:parent-style-name="Standard">
      <style:text-properties style:font-name="Arial" fo:font-size="12pt" fo:font-style="normal" fo:font-weight="normal" officeooo:rsid="0154d2be" officeooo:paragraph-rsid="0154d2be" style:font-size-asian="10.5pt" style:font-style-asian="normal" style:font-weight-asian="normal" style:font-size-complex="12pt" style:font-style-complex="normal" style:font-weight-complex="normal"/>
    </style:style>
    <style:style style:name="P66" style:family="paragraph" style:parent-style-name="Standard">
      <style:text-properties style:font-name="Arial" fo:font-size="12pt" fo:font-style="normal" fo:font-weight="normal" officeooo:rsid="0170387e" officeooo:paragraph-rsid="0170387e" style:font-size-asian="10.5pt" style:font-style-asian="normal" style:font-weight-asian="normal" style:font-size-complex="12pt" style:font-style-complex="normal" style:font-weight-complex="normal"/>
    </style:style>
    <style:style style:name="P67" style:family="paragraph" style:parent-style-name="Standard">
      <style:text-properties style:font-name="Arial" fo:font-size="12pt" fo:font-style="normal" fo:font-weight="normal" officeooo:rsid="01a8ac08" officeooo:paragraph-rsid="01a8ac08" style:font-size-asian="10.5pt" style:font-style-asian="normal" style:font-weight-asian="normal" style:font-size-complex="12pt" style:font-style-complex="normal" style:font-weight-complex="normal"/>
    </style:style>
    <style:style style:name="P68" style:family="paragraph" style:parent-style-name="Standard">
      <style:text-properties style:font-name="Arial" fo:font-size="12pt" fo:font-style="normal" fo:font-weight="normal" officeooo:rsid="01a5ebbf" officeooo:paragraph-rsid="01a58828" style:font-size-asian="10.5pt" style:font-style-asian="normal" style:font-weight-asian="normal" style:font-size-complex="12pt" style:font-style-complex="normal" style:font-weight-complex="normal"/>
    </style:style>
    <style:style style:name="P69" style:family="paragraph" style:parent-style-name="Standard">
      <style:text-properties style:font-name="Arial" fo:font-size="18pt" fo:font-weight="bold" officeooo:rsid="00fd81e4" officeooo:paragraph-rsid="00fd81e4" style:font-size-asian="18pt" style:font-weight-asian="bold" style:font-size-complex="18pt" style:font-weight-complex="bold"/>
    </style:style>
    <style:style style:name="P70" style:family="paragraph" style:parent-style-name="Standard">
      <style:text-properties style:font-name="Arial" fo:font-size="18pt" fo:font-weight="bold" officeooo:rsid="010805ad" officeooo:paragraph-rsid="010805ad" style:font-size-asian="18pt" style:font-weight-asian="bold" style:font-size-complex="18pt" style:font-weight-complex="bold"/>
    </style:style>
    <style:style style:name="P71" style:family="paragraph" style:parent-style-name="Standard">
      <style:text-properties officeooo:paragraph-rsid="00211a0f"/>
    </style:style>
    <style:style style:name="P72" style:family="paragraph" style:parent-style-name="Standard">
      <style:text-properties officeooo:paragraph-rsid="001b1036"/>
    </style:style>
    <style:style style:name="P73" style:family="paragraph" style:parent-style-name="Standard">
      <style:text-properties officeooo:paragraph-rsid="00246409"/>
    </style:style>
    <style:style style:name="P74" style:family="paragraph" style:parent-style-name="Standard">
      <style:text-properties fo:font-size="15pt" fo:font-weight="bold" officeooo:rsid="002c5de2" officeooo:paragraph-rsid="002c5de2" style:font-size-asian="15pt" style:font-weight-asian="bold" style:font-size-complex="15pt" style:font-weight-complex="bold"/>
    </style:style>
    <style:style style:name="P75" style:family="paragraph" style:parent-style-name="Standard">
      <style:text-properties fo:font-size="15pt" fo:font-weight="bold" officeooo:rsid="0127078f" officeooo:paragraph-rsid="0127078f" style:font-size-asian="15pt" style:font-weight-asian="bold" style:font-size-complex="15pt" style:font-weight-complex="bold"/>
    </style:style>
    <style:style style:name="P76" style:family="paragraph" style:parent-style-name="Standard">
      <style:text-properties fo:font-size="15pt" fo:font-weight="bold" officeooo:rsid="01380ae5" officeooo:paragraph-rsid="01380ae5" style:font-size-asian="15pt" style:font-weight-asian="bold" style:font-size-complex="15pt" style:font-weight-complex="bold"/>
    </style:style>
    <style:style style:name="P77" style:family="paragraph" style:parent-style-name="Standard">
      <style:text-properties fo:font-size="15pt" fo:font-weight="bold" officeooo:rsid="0141faad" officeooo:paragraph-rsid="0141faad" style:font-size-asian="15pt" style:font-weight-asian="bold" style:font-size-complex="15pt" style:font-weight-complex="bold"/>
    </style:style>
    <style:style style:name="P78" style:family="paragraph" style:parent-style-name="Standard">
      <style:text-properties fo:font-size="15pt" fo:font-weight="bold" officeooo:rsid="0149874d" officeooo:paragraph-rsid="0149874d" style:font-size-asian="15pt" style:font-weight-asian="bold" style:font-size-complex="15pt" style:font-weight-complex="bold"/>
    </style:style>
    <style:style style:name="P79" style:family="paragraph" style:parent-style-name="Standard">
      <style:text-properties officeooo:paragraph-rsid="0032c6b7"/>
    </style:style>
    <style:style style:name="P80" style:family="paragraph" style:parent-style-name="Standard">
      <style:text-properties officeooo:paragraph-rsid="002e5b72"/>
    </style:style>
    <style:style style:name="P81" style:family="paragraph" style:parent-style-name="Standard">
      <style:text-properties officeooo:paragraph-rsid="00404af3"/>
    </style:style>
    <style:style style:name="P82" style:family="paragraph" style:parent-style-name="Standard">
      <style:text-properties officeooo:paragraph-rsid="00450715"/>
    </style:style>
    <style:style style:name="P83" style:family="paragraph" style:parent-style-name="Standard">
      <style:text-properties officeooo:paragraph-rsid="004c3bda"/>
    </style:style>
    <style:style style:name="P84" style:family="paragraph" style:parent-style-name="Standard">
      <style:text-properties officeooo:paragraph-rsid="004fbbd4"/>
    </style:style>
    <style:style style:name="P85" style:family="paragraph" style:parent-style-name="Standard">
      <style:text-properties officeooo:rsid="0051b188" officeooo:paragraph-rsid="0051b188"/>
    </style:style>
    <style:style style:name="P86" style:family="paragraph" style:parent-style-name="Standard">
      <style:text-properties officeooo:paragraph-rsid="00591bc4"/>
    </style:style>
    <style:style style:name="P87" style:family="paragraph" style:parent-style-name="Standard">
      <style:text-properties officeooo:rsid="005b1445" officeooo:paragraph-rsid="005b1445"/>
    </style:style>
    <style:style style:name="P88" style:family="paragraph" style:parent-style-name="Standard">
      <style:text-properties officeooo:paragraph-rsid="005b1445"/>
    </style:style>
    <style:style style:name="P89" style:family="paragraph" style:parent-style-name="Standard">
      <style:text-properties officeooo:rsid="006aeb2e" officeooo:paragraph-rsid="006aeb2e"/>
    </style:style>
    <style:style style:name="P90" style:family="paragraph" style:parent-style-name="Standard">
      <style:text-properties officeooo:paragraph-rsid="0070ac0c"/>
    </style:style>
    <style:style style:name="P91" style:family="paragraph" style:parent-style-name="Standard">
      <style:text-properties officeooo:paragraph-rsid="007cfdbd"/>
    </style:style>
    <style:style style:name="P92" style:family="paragraph" style:parent-style-name="Standard">
      <style:text-properties officeooo:paragraph-rsid="005f161e"/>
    </style:style>
    <style:style style:name="P93" style:family="paragraph" style:parent-style-name="Standard">
      <style:text-properties officeooo:paragraph-rsid="00853d80"/>
    </style:style>
    <style:style style:name="P94" style:family="paragraph" style:parent-style-name="Standard">
      <style:text-properties officeooo:paragraph-rsid="00755cf7"/>
    </style:style>
    <style:style style:name="P95" style:family="paragraph" style:parent-style-name="Standard">
      <style:text-properties fo:font-size="12pt" fo:font-weight="normal" officeooo:rsid="00b4ccb1" officeooo:paragraph-rsid="00b4ccb1" style:font-size-asian="12pt" style:font-weight-asian="normal" style:font-size-complex="12pt" style:font-weight-complex="normal"/>
    </style:style>
    <style:style style:name="P96" style:family="paragraph" style:parent-style-name="Standard">
      <style:text-properties fo:font-size="12pt" fo:font-weight="normal" officeooo:rsid="013f3127" officeooo:paragraph-rsid="013f3127" style:font-size-asian="12pt" style:font-weight-asian="normal" style:font-size-complex="12pt" style:font-weight-complex="normal"/>
    </style:style>
    <style:style style:name="P97" style:family="paragraph" style:parent-style-name="Standard">
      <style:text-properties officeooo:paragraph-rsid="00b8e6c0"/>
    </style:style>
    <style:style style:name="P98" style:family="paragraph" style:parent-style-name="Standard">
      <style:text-properties officeooo:rsid="002e5b72" officeooo:paragraph-rsid="002e5b72"/>
    </style:style>
    <style:style style:name="P99" style:family="paragraph" style:parent-style-name="Standard">
      <style:text-properties officeooo:paragraph-rsid="00c5c246"/>
    </style:style>
    <style:style style:name="P100" style:family="paragraph" style:parent-style-name="Standard">
      <style:text-properties officeooo:rsid="00401275" officeooo:paragraph-rsid="00401275"/>
    </style:style>
    <style:style style:name="P101" style:family="paragraph" style:parent-style-name="Standard">
      <style:text-properties officeooo:paragraph-rsid="00d0e113"/>
    </style:style>
    <style:style style:name="P102" style:family="paragraph" style:parent-style-name="Standard">
      <style:text-properties officeooo:paragraph-rsid="00d7378d"/>
    </style:style>
    <style:style style:name="P103" style:family="paragraph" style:parent-style-name="Standard">
      <style:text-properties officeooo:paragraph-rsid="0063ec16"/>
    </style:style>
    <style:style style:name="P104" style:family="paragraph" style:parent-style-name="Standard">
      <style:text-properties officeooo:paragraph-rsid="00b54bdc"/>
    </style:style>
    <style:style style:name="P105" style:family="paragraph" style:parent-style-name="Standard">
      <style:text-properties style:font-name="arial" officeooo:rsid="00db95b5" officeooo:paragraph-rsid="00db95b5"/>
    </style:style>
    <style:style style:name="P106" style:family="paragraph" style:parent-style-name="Standard">
      <style:text-properties style:font-name="arial" fo:font-size="12pt" fo:font-weight="normal" officeooo:rsid="015f796c" officeooo:paragraph-rsid="00db95b5" style:font-size-asian="10.5pt" style:font-weight-asian="normal" style:font-size-complex="12pt" style:font-weight-complex="normal"/>
    </style:style>
    <style:style style:name="P107" style:family="paragraph" style:parent-style-name="Standard">
      <style:text-properties style:font-name="arial" fo:font-size="12pt" fo:font-weight="normal" officeooo:rsid="0167350e" officeooo:paragraph-rsid="0166030f" style:font-size-asian="10.5pt" style:font-weight-asian="normal" style:font-size-complex="12pt" style:font-weight-complex="normal"/>
    </style:style>
    <style:style style:name="P108" style:family="paragraph" style:parent-style-name="Standard">
      <style:text-properties officeooo:paragraph-rsid="00e840d7"/>
    </style:style>
    <style:style style:name="P109" style:family="paragraph" style:parent-style-name="Standard">
      <style:text-properties officeooo:paragraph-rsid="01096821"/>
    </style:style>
    <style:style style:name="P110" style:family="paragraph" style:parent-style-name="Standard">
      <style:text-properties officeooo:paragraph-rsid="0127078f"/>
    </style:style>
    <style:style style:name="P111" style:family="paragraph" style:parent-style-name="Standard">
      <style:text-properties officeooo:paragraph-rsid="012de993"/>
    </style:style>
    <style:style style:name="P112" style:family="paragraph" style:parent-style-name="Standard">
      <style:text-properties officeooo:paragraph-rsid="013053f0"/>
    </style:style>
    <style:style style:name="P113" style:family="paragraph" style:parent-style-name="Standard">
      <style:text-properties officeooo:rsid="01380ae5" officeooo:paragraph-rsid="01380ae5"/>
    </style:style>
    <style:style style:name="P114" style:family="paragraph" style:parent-style-name="Standard">
      <style:text-properties officeooo:paragraph-rsid="0141faad"/>
    </style:style>
    <style:style style:name="P115" style:family="paragraph" style:parent-style-name="Standard">
      <style:text-properties officeooo:paragraph-rsid="01684da4"/>
    </style:style>
    <style:style style:name="P116" style:family="paragraph" style:parent-style-name="Standard">
      <style:text-properties officeooo:paragraph-rsid="008ec987"/>
    </style:style>
    <style:style style:name="P117" style:family="paragraph" style:parent-style-name="Standard">
      <style:paragraph-properties fo:text-align="start" style:justify-single-word="false"/>
      <style:text-properties officeooo:rsid="00211a0f" officeooo:paragraph-rsid="0174d6f2"/>
    </style:style>
    <style:style style:name="P118" style:family="paragraph" style:parent-style-name="Standard">
      <style:text-properties officeooo:paragraph-rsid="0174d6f2"/>
    </style:style>
    <style:style style:name="P119" style:family="paragraph" style:parent-style-name="Standard">
      <style:text-properties officeooo:paragraph-rsid="00fb6303"/>
    </style:style>
    <style:style style:name="P120" style:family="paragraph" style:parent-style-name="Standard">
      <style:text-properties officeooo:paragraph-rsid="018fdffe"/>
    </style:style>
    <style:style style:name="P121" style:family="paragraph" style:parent-style-name="Standard">
      <style:text-properties officeooo:paragraph-rsid="0198f68b"/>
    </style:style>
    <style:style style:name="P122" style:family="paragraph" style:parent-style-name="Standard">
      <style:text-properties officeooo:paragraph-rsid="019c341f"/>
    </style:style>
    <style:style style:name="P123" style:family="paragraph" style:parent-style-name="Standard">
      <style:text-properties officeooo:paragraph-rsid="00bae96b"/>
    </style:style>
    <style:style style:name="P124" style:family="paragraph" style:parent-style-name="Standard">
      <style:text-properties officeooo:paragraph-rsid="019ef592"/>
    </style:style>
    <style:style style:name="P125" style:family="paragraph" style:parent-style-name="Standard">
      <style:text-properties officeooo:paragraph-rsid="01a3356a"/>
    </style:style>
    <style:style style:name="P126" style:family="paragraph" style:parent-style-name="Standard">
      <style:text-properties officeooo:paragraph-rsid="01a58828"/>
    </style:style>
    <style:style style:name="P127" style:family="paragraph" style:parent-style-name="Standard">
      <style:text-properties officeooo:paragraph-rsid="01a69bf3"/>
    </style:style>
    <style:style style:name="P128" style:family="paragraph" style:parent-style-name="Standard">
      <style:text-properties officeooo:paragraph-rsid="0051b188"/>
    </style:style>
    <style:style style:name="P129" style:family="paragraph" style:parent-style-name="Standard">
      <style:text-properties officeooo:paragraph-rsid="01b791a8"/>
    </style:style>
    <style:style style:name="P130" style:family="paragraph" style:parent-style-name="Standard">
      <style:paragraph-properties fo:break-before="page"/>
      <style:text-properties fo:font-size="15pt" fo:font-weight="bold" officeooo:rsid="001d6aa5" officeooo:paragraph-rsid="001d6aa5" style:font-size-asian="15pt" style:font-weight-asian="bold" style:font-size-complex="15pt" style:font-weight-complex="bold"/>
    </style:style>
    <style:style style:name="P131" style:family="paragraph" style:parent-style-name="Standard">
      <style:text-properties style:font-name="Arial" fo:font-size="12pt" fo:font-weight="normal" officeooo:rsid="0022d718" officeooo:paragraph-rsid="01b791a8" style:font-size-asian="10.5pt" style:font-weight-asian="normal" style:font-size-complex="12pt" style:font-weight-complex="normal"/>
    </style:style>
    <style:style style:name="P132" style:family="paragraph" style:parent-style-name="Standard">
      <style:text-properties style:font-name="Arial" fo:font-size="12pt" fo:font-weight="normal" officeooo:rsid="0154d2be" officeooo:paragraph-rsid="0154d2be" style:font-size-asian="10.5pt" style:font-weight-asian="normal" style:font-size-complex="12pt" style:font-weight-complex="normal"/>
    </style:style>
    <style:style style:name="P133" style:family="paragraph" style:parent-style-name="Standard">
      <style:text-properties style:font-name="Arial" fo:font-size="12pt" fo:font-weight="normal" officeooo:rsid="0051b188" officeooo:paragraph-rsid="0051b188" style:font-size-asian="12pt" style:font-weight-asian="normal" style:font-size-complex="12pt" style:font-weight-complex="normal"/>
    </style:style>
    <style:style style:name="T1" style:family="text">
      <style:text-properties style:font-name="Arial"/>
    </style:style>
    <style:style style:name="T2" style:family="text">
      <style:text-properties style:font-name="Arial" fo:font-size="12pt" fo:font-weight="normal" style:font-size-asian="10.5pt" style:font-weight-asian="normal" style:font-size-complex="12pt" style:font-weight-complex="normal"/>
    </style:style>
    <style:style style:name="T3" style:family="text">
      <style:text-properties style:font-name="Arial" fo:font-size="12pt" fo:font-weight="normal" officeooo:rsid="001ab902" style:font-size-asian="10.5pt" style:font-weight-asian="normal" style:font-size-complex="12pt" style:font-weight-complex="normal"/>
    </style:style>
    <style:style style:name="T4" style:family="text">
      <style:text-properties style:font-name="Arial" fo:font-size="12pt" fo:font-weight="normal" officeooo:rsid="001b1036" style:font-size-asian="10.5pt" style:font-weight-asian="normal" style:font-size-complex="12pt" style:font-weight-complex="normal"/>
    </style:style>
    <style:style style:name="T5" style:family="text">
      <style:text-properties style:font-name="Arial" fo:font-size="12pt" fo:font-weight="normal" officeooo:rsid="001f80ff" style:font-size-asian="10.5pt" style:font-weight-asian="normal" style:font-size-complex="12pt" style:font-weight-complex="normal"/>
    </style:style>
    <style:style style:name="T6" style:family="text">
      <style:text-properties style:font-name="Arial" fo:font-size="12pt" fo:font-weight="normal" officeooo:rsid="001b2a60" style:font-size-asian="10.5pt" style:font-weight-asian="normal" style:font-size-complex="12pt" style:font-weight-complex="normal"/>
    </style:style>
    <style:style style:name="T7" style:family="text">
      <style:text-properties style:font-name="Arial" fo:font-size="12pt" fo:font-weight="normal" officeooo:rsid="00211a0f" style:font-size-asian="10.5pt" style:font-weight-asian="normal" style:font-size-complex="12pt" style:font-weight-complex="normal"/>
    </style:style>
    <style:style style:name="T8" style:family="text">
      <style:text-properties style:font-name="Arial" fo:font-size="12pt" fo:font-weight="normal" officeooo:rsid="00213791" style:font-size-asian="10.5pt" style:font-weight-asian="normal" style:font-size-complex="12pt" style:font-weight-complex="normal"/>
    </style:style>
    <style:style style:name="T9" style:family="text">
      <style:text-properties style:font-name="Arial" fo:font-size="12pt" fo:font-weight="normal" officeooo:rsid="00214227" style:font-size-asian="10.5pt" style:font-weight-asian="normal" style:font-size-complex="12pt" style:font-weight-complex="normal"/>
    </style:style>
    <style:style style:name="T10" style:family="text">
      <style:text-properties style:font-name="Arial" fo:font-size="12pt" fo:font-weight="normal" officeooo:rsid="0021499b" style:font-size-asian="10.5pt" style:font-weight-asian="normal" style:font-size-complex="12pt" style:font-weight-complex="normal"/>
    </style:style>
    <style:style style:name="T11" style:family="text">
      <style:text-properties style:font-name="Arial" fo:font-size="12pt" fo:font-weight="normal" officeooo:rsid="0022d336" style:font-size-asian="10.5pt" style:font-weight-asian="normal" style:font-size-complex="12pt" style:font-weight-complex="normal"/>
    </style:style>
    <style:style style:name="T12" style:family="text">
      <style:text-properties style:font-name="Arial" fo:font-size="12pt" fo:font-weight="normal" officeooo:rsid="00236651" style:font-size-asian="10.5pt" style:font-weight-asian="normal" style:font-size-complex="12pt" style:font-weight-complex="normal"/>
    </style:style>
    <style:style style:name="T13" style:family="text">
      <style:text-properties style:font-name="Arial" fo:font-size="12pt" fo:font-weight="normal" officeooo:rsid="00246409" style:font-size-asian="10.5pt" style:font-weight-asian="normal" style:font-size-complex="12pt" style:font-weight-complex="normal"/>
    </style:style>
    <style:style style:name="T14" style:family="text">
      <style:text-properties style:font-name="Arial" fo:font-size="12pt" fo:font-weight="normal" officeooo:rsid="002534be" style:font-size-asian="10.5pt" style:font-weight-asian="normal" style:font-size-complex="12pt" style:font-weight-complex="normal"/>
    </style:style>
    <style:style style:name="T15" style:family="text">
      <style:text-properties style:font-name="Arial" fo:font-size="12pt" fo:font-weight="normal" officeooo:rsid="0022d718" style:font-size-asian="10.5pt" style:font-weight-asian="normal" style:font-size-complex="12pt" style:font-weight-complex="normal"/>
    </style:style>
    <style:style style:name="T16" style:family="text">
      <style:text-properties style:font-name="Arial" fo:font-size="12pt" fo:font-weight="normal" officeooo:rsid="0029a378" style:font-size-asian="10.5pt" style:font-weight-asian="normal" style:font-size-complex="12pt" style:font-weight-complex="normal"/>
    </style:style>
    <style:style style:name="T17" style:family="text">
      <style:text-properties style:font-name="Arial" fo:font-size="12pt" fo:font-weight="normal" officeooo:rsid="002bc4e5" style:font-size-asian="10.5pt" style:font-weight-asian="normal" style:font-size-complex="12pt" style:font-weight-complex="normal"/>
    </style:style>
    <style:style style:name="T18" style:family="text">
      <style:text-properties style:font-name="Arial" fo:font-size="12pt" fo:font-weight="normal" officeooo:rsid="003041d0" style:font-size-asian="10.5pt" style:font-weight-asian="normal" style:font-size-complex="12pt" style:font-weight-complex="normal"/>
    </style:style>
    <style:style style:name="T19" style:family="text">
      <style:text-properties style:font-name="Arial" fo:font-size="12pt" fo:font-weight="normal" officeooo:rsid="00320ad0" style:font-size-asian="10.5pt" style:font-weight-asian="normal" style:font-size-complex="12pt" style:font-weight-complex="normal"/>
    </style:style>
    <style:style style:name="T20" style:family="text">
      <style:text-properties style:font-name="Arial" fo:font-size="12pt" fo:font-weight="normal" officeooo:rsid="0032c6b7" style:font-size-asian="10.5pt" style:font-weight-asian="normal" style:font-size-complex="12pt" style:font-weight-complex="normal"/>
    </style:style>
    <style:style style:name="T21" style:family="text">
      <style:text-properties style:font-name="Arial" fo:font-size="12pt" fo:font-weight="normal" officeooo:rsid="003a5bf3" style:font-size-asian="10.5pt" style:font-weight-asian="normal" style:font-size-complex="12pt" style:font-weight-complex="normal"/>
    </style:style>
    <style:style style:name="T22" style:family="text">
      <style:text-properties style:font-name="Arial" fo:font-size="12pt" fo:font-weight="normal" officeooo:rsid="003aa8a1" style:font-size-asian="10.5pt" style:font-weight-asian="normal" style:font-size-complex="12pt" style:font-weight-complex="normal"/>
    </style:style>
    <style:style style:name="T23" style:family="text">
      <style:text-properties style:font-name="Arial" fo:font-size="12pt" fo:font-weight="normal" officeooo:rsid="003649ce" style:font-size-asian="10.5pt" style:font-weight-asian="normal" style:font-size-complex="12pt" style:font-weight-complex="normal"/>
    </style:style>
    <style:style style:name="T24" style:family="text">
      <style:text-properties style:font-name="Arial" fo:font-size="12pt" fo:font-weight="normal" officeooo:rsid="003b172f" style:font-size-asian="10.5pt" style:font-weight-asian="normal" style:font-size-complex="12pt" style:font-weight-complex="normal"/>
    </style:style>
    <style:style style:name="T25" style:family="text">
      <style:text-properties style:font-name="Arial" fo:font-size="12pt" fo:font-weight="normal" officeooo:rsid="003d2161" style:font-size-asian="10.5pt" style:font-weight-asian="normal" style:font-size-complex="12pt" style:font-weight-complex="normal"/>
    </style:style>
    <style:style style:name="T26" style:family="text">
      <style:text-properties style:font-name="Arial" fo:font-size="12pt" fo:font-weight="normal" officeooo:rsid="003f1f57" style:font-size-asian="10.5pt" style:font-weight-asian="normal" style:font-size-complex="12pt" style:font-weight-complex="normal"/>
    </style:style>
    <style:style style:name="T27" style:family="text">
      <style:text-properties style:font-name="Arial" fo:font-size="12pt" fo:font-weight="normal" officeooo:rsid="00404af3" style:font-size-asian="10.5pt" style:font-weight-asian="normal" style:font-size-complex="12pt" style:font-weight-complex="normal"/>
    </style:style>
    <style:style style:name="T28" style:family="text">
      <style:text-properties style:font-name="Arial" fo:font-size="12pt" fo:font-weight="normal" officeooo:rsid="00401275" style:font-size-asian="10.5pt" style:font-weight-asian="normal" style:font-size-complex="12pt" style:font-weight-complex="normal"/>
    </style:style>
    <style:style style:name="T29" style:family="text">
      <style:text-properties style:font-name="Arial" fo:font-size="12pt" fo:font-weight="normal" officeooo:rsid="0042dc9e" style:font-size-asian="10.5pt" style:font-weight-asian="normal" style:font-size-complex="12pt" style:font-weight-complex="normal"/>
    </style:style>
    <style:style style:name="T30" style:family="text">
      <style:text-properties style:font-name="Arial" fo:font-size="12pt" fo:font-weight="normal" officeooo:rsid="0044b7c8" style:font-size-asian="10.5pt" style:font-weight-asian="normal" style:font-size-complex="12pt" style:font-weight-complex="normal"/>
    </style:style>
    <style:style style:name="T31" style:family="text">
      <style:text-properties style:font-name="Arial" fo:font-size="12pt" fo:font-weight="normal" officeooo:rsid="0047e89d" style:font-size-asian="10.5pt" style:font-weight-asian="normal" style:font-size-complex="12pt" style:font-weight-complex="normal"/>
    </style:style>
    <style:style style:name="T32" style:family="text">
      <style:text-properties style:font-name="Arial" fo:font-size="12pt" fo:font-weight="normal" officeooo:rsid="00483163" style:font-size-asian="10.5pt" style:font-weight-asian="normal" style:font-size-complex="12pt" style:font-weight-complex="normal"/>
    </style:style>
    <style:style style:name="T33" style:family="text">
      <style:text-properties style:font-name="Arial" fo:font-size="12pt" fo:font-weight="normal" officeooo:rsid="0048b07b" style:font-size-asian="10.5pt" style:font-weight-asian="normal" style:font-size-complex="12pt" style:font-weight-complex="normal"/>
    </style:style>
    <style:style style:name="T34" style:family="text">
      <style:text-properties style:font-name="Arial" fo:font-size="12pt" fo:font-weight="normal" officeooo:rsid="002e5b72" style:font-size-asian="10.5pt" style:font-weight-asian="normal" style:font-size-complex="12pt" style:font-weight-complex="normal"/>
    </style:style>
    <style:style style:name="T35" style:family="text">
      <style:text-properties style:font-name="Arial" fo:font-size="12pt" fo:font-weight="normal" officeooo:rsid="004c3bda" style:font-size-asian="10.5pt" style:font-weight-asian="normal" style:font-size-complex="12pt" style:font-weight-complex="normal"/>
    </style:style>
    <style:style style:name="T36" style:family="text">
      <style:text-properties style:font-name="Arial" fo:font-size="12pt" fo:font-weight="normal" officeooo:rsid="004df3de" style:font-size-asian="10.5pt" style:font-weight-asian="normal" style:font-size-complex="12pt" style:font-weight-complex="normal"/>
    </style:style>
    <style:style style:name="T37" style:family="text">
      <style:text-properties style:font-name="Arial" fo:font-size="12pt" fo:font-weight="normal" officeooo:rsid="0052f1b3" style:font-size-asian="10.5pt" style:font-weight-asian="normal" style:font-size-complex="12pt" style:font-weight-complex="normal"/>
    </style:style>
    <style:style style:name="T38" style:family="text">
      <style:text-properties style:font-name="Arial" fo:font-size="12pt" fo:font-weight="normal" officeooo:rsid="0054e70e" style:font-size-asian="10.5pt" style:font-weight-asian="normal" style:font-size-complex="12pt" style:font-weight-complex="normal"/>
    </style:style>
    <style:style style:name="T39" style:family="text">
      <style:text-properties style:font-name="Arial" fo:font-size="12pt" fo:font-weight="normal" officeooo:rsid="006b8bbe" style:font-size-asian="10.5pt" style:font-weight-asian="normal" style:font-size-complex="12pt" style:font-weight-complex="normal"/>
    </style:style>
    <style:style style:name="T40" style:family="text">
      <style:text-properties style:font-name="Arial" fo:font-size="12pt" fo:font-weight="normal" officeooo:rsid="006cecd2" style:font-size-asian="10.5pt" style:font-weight-asian="normal" style:font-size-complex="12pt" style:font-weight-complex="normal"/>
    </style:style>
    <style:style style:name="T41" style:family="text">
      <style:text-properties style:font-name="Arial" fo:font-size="12pt" fo:font-weight="normal" officeooo:rsid="006d34e8" style:font-size-asian="10.5pt" style:font-weight-asian="normal" style:font-size-complex="12pt" style:font-weight-complex="normal"/>
    </style:style>
    <style:style style:name="T42" style:family="text">
      <style:text-properties style:font-name="Arial" fo:font-size="12pt" fo:font-weight="normal" officeooo:rsid="0070ac0c" style:font-size-asian="10.5pt" style:font-weight-asian="normal" style:font-size-complex="12pt" style:font-weight-complex="normal"/>
    </style:style>
    <style:style style:name="T43" style:family="text">
      <style:text-properties style:font-name="Arial" fo:font-size="12pt" fo:font-weight="normal" officeooo:rsid="007a52e9" style:font-size-asian="10.5pt" style:font-weight-asian="normal" style:font-size-complex="12pt" style:font-weight-complex="normal"/>
    </style:style>
    <style:style style:name="T44" style:family="text">
      <style:text-properties style:font-name="Arial" fo:font-size="12pt" fo:font-weight="normal" officeooo:rsid="007cfdbd" style:font-size-asian="10.5pt" style:font-weight-asian="normal" style:font-size-complex="12pt" style:font-weight-complex="normal"/>
    </style:style>
    <style:style style:name="T45" style:family="text">
      <style:text-properties style:font-name="Arial" fo:font-size="12pt" fo:font-weight="normal" officeooo:rsid="007e7455" style:font-size-asian="10.5pt" style:font-weight-asian="normal" style:font-size-complex="12pt" style:font-weight-complex="normal"/>
    </style:style>
    <style:style style:name="T46" style:family="text">
      <style:text-properties style:font-name="Arial" fo:font-size="12pt" fo:font-weight="normal" officeooo:rsid="007f1a43" style:font-size-asian="10.5pt" style:font-weight-asian="normal" style:font-size-complex="12pt" style:font-weight-complex="normal"/>
    </style:style>
    <style:style style:name="T47" style:family="text">
      <style:text-properties style:font-name="Arial" fo:font-size="12pt" fo:font-weight="normal" officeooo:rsid="00817d8a" style:font-size-asian="10.5pt" style:font-weight-asian="normal" style:font-size-complex="12pt" style:font-weight-complex="normal"/>
    </style:style>
    <style:style style:name="T48" style:family="text">
      <style:text-properties style:font-name="Arial" fo:font-size="12pt" fo:font-weight="normal" officeooo:rsid="008a3a21" style:font-size-asian="10.5pt" style:font-weight-asian="normal" style:font-size-complex="12pt" style:font-weight-complex="normal"/>
    </style:style>
    <style:style style:name="T49" style:family="text">
      <style:text-properties style:font-name="Arial" fo:font-size="12pt" fo:font-weight="normal" officeooo:rsid="00755cf7" style:font-size-asian="10.5pt" style:font-weight-asian="normal" style:font-size-complex="12pt" style:font-weight-complex="normal"/>
    </style:style>
    <style:style style:name="T50" style:family="text">
      <style:text-properties style:font-name="Arial" fo:font-size="12pt" fo:font-weight="normal" officeooo:rsid="0077a6c2" style:font-size-asian="10.5pt" style:font-weight-asian="normal" style:font-size-complex="12pt" style:font-weight-complex="normal"/>
    </style:style>
    <style:style style:name="T51" style:family="text">
      <style:text-properties style:font-name="Arial" fo:font-size="12pt" fo:font-weight="normal" officeooo:rsid="0093d800" style:font-size-asian="10.5pt" style:font-weight-asian="normal" style:font-size-complex="12pt" style:font-weight-complex="normal"/>
    </style:style>
    <style:style style:name="T52" style:family="text">
      <style:text-properties style:font-name="Arial" fo:font-size="12pt" fo:font-weight="normal" officeooo:rsid="00794d8d" style:font-size-asian="10.5pt" style:font-weight-asian="normal" style:font-size-complex="12pt" style:font-weight-complex="normal"/>
    </style:style>
    <style:style style:name="T53" style:family="text">
      <style:text-properties style:font-name="Arial" fo:font-size="12pt" fo:font-weight="normal" officeooo:rsid="007a3605" style:font-size-asian="10.5pt" style:font-weight-asian="normal" style:font-size-complex="12pt" style:font-weight-complex="normal"/>
    </style:style>
    <style:style style:name="T54" style:family="text">
      <style:text-properties style:font-name="Arial" fo:font-size="12pt" fo:font-weight="normal" officeooo:rsid="00952447" style:font-size-asian="10.5pt" style:font-weight-asian="normal" style:font-size-complex="12pt" style:font-weight-complex="normal"/>
    </style:style>
    <style:style style:name="T55" style:family="text">
      <style:text-properties style:font-name="Arial" fo:font-size="12pt" fo:font-weight="normal" officeooo:rsid="00998983" style:font-size-asian="10.5pt" style:font-weight-asian="normal" style:font-size-complex="12pt" style:font-weight-complex="normal"/>
    </style:style>
    <style:style style:name="T56" style:family="text">
      <style:text-properties style:font-name="Arial" fo:font-size="12pt" fo:font-weight="normal" officeooo:rsid="00a3ff66" style:font-size-asian="10.5pt" style:font-weight-asian="normal" style:font-size-complex="12pt" style:font-weight-complex="normal"/>
    </style:style>
    <style:style style:name="T57" style:family="text">
      <style:text-properties style:font-name="Arial" fo:font-size="12pt" fo:font-weight="normal" officeooo:rsid="00a5bc2e" style:font-size-asian="10.5pt" style:font-weight-asian="normal" style:font-size-complex="12pt" style:font-weight-complex="normal"/>
    </style:style>
    <style:style style:name="T58" style:family="text">
      <style:text-properties style:font-name="Arial" fo:font-size="12pt" fo:font-weight="normal" officeooo:rsid="00a63a6c" style:font-size-asian="10.5pt" style:font-weight-asian="normal" style:font-size-complex="12pt" style:font-weight-complex="normal"/>
    </style:style>
    <style:style style:name="T59" style:family="text">
      <style:text-properties style:font-name="Arial" fo:font-size="12pt" fo:font-weight="normal" officeooo:rsid="00ac5b12" style:font-size-asian="10.5pt" style:font-weight-asian="normal" style:font-size-complex="12pt" style:font-weight-complex="normal"/>
    </style:style>
    <style:style style:name="T60" style:family="text">
      <style:text-properties style:font-name="Arial" fo:font-size="12pt" fo:font-weight="normal" officeooo:rsid="0071da5b" style:font-size-asian="10.5pt" style:font-weight-asian="normal" style:font-size-complex="12pt" style:font-weight-complex="normal"/>
    </style:style>
    <style:style style:name="T61" style:family="text">
      <style:text-properties style:font-name="Arial" fo:font-size="12pt" fo:font-weight="normal" officeooo:rsid="007312aa" style:font-size-asian="10.5pt" style:font-weight-asian="normal" style:font-size-complex="12pt" style:font-weight-complex="normal"/>
    </style:style>
    <style:style style:name="T62" style:family="text">
      <style:text-properties style:font-name="Arial" fo:font-size="12pt" fo:font-weight="normal" officeooo:rsid="0073e761" style:font-size-asian="10.5pt" style:font-weight-asian="normal" style:font-size-complex="12pt" style:font-weight-complex="normal"/>
    </style:style>
    <style:style style:name="T63" style:family="text">
      <style:text-properties style:font-name="Arial" fo:font-size="12pt" fo:font-weight="normal" officeooo:rsid="0099ce9d" style:font-size-asian="10.5pt" style:font-weight-asian="normal" style:font-size-complex="12pt" style:font-weight-complex="normal"/>
    </style:style>
    <style:style style:name="T64" style:family="text">
      <style:text-properties style:font-name="Arial" fo:font-size="12pt" fo:font-weight="normal" officeooo:rsid="009a4814" style:font-size-asian="10.5pt" style:font-weight-asian="normal" style:font-size-complex="12pt" style:font-weight-complex="normal"/>
    </style:style>
    <style:style style:name="T65" style:family="text">
      <style:text-properties style:font-name="Arial" fo:font-size="12pt" fo:font-weight="normal" officeooo:rsid="00ae3cf1" style:font-size-asian="10.5pt" style:font-weight-asian="normal" style:font-size-complex="12pt" style:font-weight-complex="normal"/>
    </style:style>
    <style:style style:name="T66" style:family="text">
      <style:text-properties style:font-name="Arial" fo:font-size="12pt" fo:font-weight="normal" officeooo:rsid="009c192c" style:font-size-asian="10.5pt" style:font-weight-asian="normal" style:font-size-complex="12pt" style:font-weight-complex="normal"/>
    </style:style>
    <style:style style:name="T67" style:family="text">
      <style:text-properties style:font-name="Arial" fo:font-size="12pt" fo:font-weight="normal" officeooo:rsid="00af498e" style:font-size-asian="10.5pt" style:font-weight-asian="normal" style:font-size-complex="12pt" style:font-weight-complex="normal"/>
    </style:style>
    <style:style style:name="T68" style:family="text">
      <style:text-properties style:font-name="Arial" fo:font-size="12pt" fo:font-weight="normal" officeooo:rsid="00afc329" style:font-size-asian="10.5pt" style:font-weight-asian="normal" style:font-size-complex="12pt" style:font-weight-complex="normal"/>
    </style:style>
    <style:style style:name="T69" style:family="text">
      <style:text-properties style:font-name="Arial" fo:font-size="12pt" fo:font-weight="normal" officeooo:rsid="00b1a463" style:font-size-asian="10.5pt" style:font-weight-asian="normal" style:font-size-complex="12pt" style:font-weight-complex="normal"/>
    </style:style>
    <style:style style:name="T70" style:family="text">
      <style:text-properties style:font-name="Arial" fo:font-size="12pt" fo:font-weight="normal" officeooo:rsid="00b4ccb1" style:font-size-asian="10.5pt" style:font-weight-asian="normal" style:font-size-complex="12pt" style:font-weight-complex="normal"/>
    </style:style>
    <style:style style:name="T71" style:family="text">
      <style:text-properties style:font-name="Arial" fo:font-size="12pt" fo:font-weight="normal" officeooo:rsid="00b54bdc" style:font-size-asian="10.5pt" style:font-weight-asian="normal" style:font-size-complex="12pt" style:font-weight-complex="normal"/>
    </style:style>
    <style:style style:name="T72" style:family="text">
      <style:text-properties style:font-name="Arial" fo:font-size="12pt" fo:font-weight="normal" officeooo:rsid="00a9d7f8" style:font-size-asian="10.5pt" style:font-weight-asian="normal" style:font-size-complex="12pt" style:font-weight-complex="normal"/>
    </style:style>
    <style:style style:name="T73" style:family="text">
      <style:text-properties style:font-name="Arial" fo:font-size="12pt" fo:font-weight="normal" officeooo:rsid="00aac476" style:font-size-asian="10.5pt" style:font-weight-asian="normal" style:font-size-complex="12pt" style:font-weight-complex="normal"/>
    </style:style>
    <style:style style:name="T74" style:family="text">
      <style:text-properties style:font-name="Arial" fo:font-size="12pt" fo:font-weight="normal" officeooo:rsid="00a93ec6" style:font-size-asian="10.5pt" style:font-weight-asian="normal" style:font-size-complex="12pt" style:font-weight-complex="normal"/>
    </style:style>
    <style:style style:name="T75" style:family="text">
      <style:text-properties style:font-name="Arial" fo:font-size="12pt" fo:font-weight="normal" officeooo:rsid="00b8ba57" style:font-size-asian="10.5pt" style:font-weight-asian="normal" style:font-size-complex="12pt" style:font-weight-complex="normal"/>
    </style:style>
    <style:style style:name="T76" style:family="text">
      <style:text-properties style:font-name="Arial" fo:font-size="12pt" fo:font-weight="normal" officeooo:rsid="00ba4f29" style:font-size-asian="10.5pt" style:font-weight-asian="normal" style:font-size-complex="12pt" style:font-weight-complex="normal"/>
    </style:style>
    <style:style style:name="T77" style:family="text">
      <style:text-properties style:font-name="Arial" fo:font-size="12pt" fo:font-weight="normal" officeooo:rsid="00bb4209" style:font-size-asian="10.5pt" style:font-weight-asian="normal" style:font-size-complex="12pt" style:font-weight-complex="normal"/>
    </style:style>
    <style:style style:name="T78" style:family="text">
      <style:text-properties style:font-name="Arial" fo:font-size="12pt" fo:font-weight="normal" officeooo:rsid="00bae96b" style:font-size-asian="10.5pt" style:font-weight-asian="normal" style:font-size-complex="12pt" style:font-weight-complex="normal"/>
    </style:style>
    <style:style style:name="T79" style:family="text">
      <style:text-properties style:font-name="Arial" fo:font-size="12pt" fo:font-weight="normal" officeooo:rsid="00bc73c0" style:font-size-asian="10.5pt" style:font-weight-asian="normal" style:font-size-complex="12pt" style:font-weight-complex="normal"/>
    </style:style>
    <style:style style:name="T80" style:family="text">
      <style:text-properties style:font-name="Arial" fo:font-size="12pt" fo:font-weight="normal" officeooo:rsid="00beeb56" style:font-size-asian="10.5pt" style:font-weight-asian="normal" style:font-size-complex="12pt" style:font-weight-complex="normal"/>
    </style:style>
    <style:style style:name="T81" style:family="text">
      <style:text-properties style:font-name="Arial" fo:font-size="12pt" fo:font-weight="normal" officeooo:rsid="00c2cc0a" style:font-size-asian="10.5pt" style:font-weight-asian="normal" style:font-size-complex="12pt" style:font-weight-complex="normal"/>
    </style:style>
    <style:style style:name="T82" style:family="text">
      <style:text-properties style:font-name="Arial" fo:font-size="12pt" fo:font-weight="normal" officeooo:rsid="00c8800b" style:font-size-asian="10.5pt" style:font-weight-asian="normal" style:font-size-complex="12pt" style:font-weight-complex="normal"/>
    </style:style>
    <style:style style:name="T83" style:family="text">
      <style:text-properties style:font-name="Arial" fo:font-size="12pt" fo:font-weight="normal" officeooo:rsid="00c92400" style:font-size-asian="10.5pt" style:font-weight-asian="normal" style:font-size-complex="12pt" style:font-weight-complex="normal"/>
    </style:style>
    <style:style style:name="T84" style:family="text">
      <style:text-properties style:font-name="Arial" fo:font-size="12pt" fo:font-weight="normal" officeooo:rsid="00cb63b7" style:font-size-asian="10.5pt" style:font-weight-asian="normal" style:font-size-complex="12pt" style:font-weight-complex="normal"/>
    </style:style>
    <style:style style:name="T85" style:family="text">
      <style:text-properties style:font-name="Arial" fo:font-size="12pt" fo:font-weight="normal" officeooo:rsid="00cdebde" style:font-size-asian="10.5pt" style:font-weight-asian="normal" style:font-size-complex="12pt" style:font-weight-complex="normal"/>
    </style:style>
    <style:style style:name="T86" style:family="text">
      <style:text-properties style:font-name="Arial" fo:font-size="12pt" fo:font-weight="normal" officeooo:rsid="00cd2bcb" style:font-size-asian="10.5pt" style:font-weight-asian="normal" style:font-size-complex="12pt" style:font-weight-complex="normal"/>
    </style:style>
    <style:style style:name="T87" style:family="text">
      <style:text-properties style:font-name="Arial" fo:font-size="12pt" fo:font-weight="normal" officeooo:rsid="00ce917c" style:font-size-asian="10.5pt" style:font-weight-asian="normal" style:font-size-complex="12pt" style:font-weight-complex="normal"/>
    </style:style>
    <style:style style:name="T88" style:family="text">
      <style:text-properties style:font-name="Arial" fo:font-size="12pt" fo:font-weight="normal" officeooo:rsid="00cfe907" style:font-size-asian="10.5pt" style:font-weight-asian="normal" style:font-size-complex="12pt" style:font-weight-complex="normal"/>
    </style:style>
    <style:style style:name="T89" style:family="text">
      <style:text-properties style:font-name="Arial" fo:font-size="12pt" fo:font-weight="normal" officeooo:rsid="00d3a8ac" style:font-size-asian="10.5pt" style:font-weight-asian="normal" style:font-size-complex="12pt" style:font-weight-complex="normal"/>
    </style:style>
    <style:style style:name="T90" style:family="text">
      <style:text-properties style:font-name="Arial" fo:font-size="12pt" fo:font-weight="normal" officeooo:rsid="00d0e113" style:font-size-asian="10.5pt" style:font-weight-asian="normal" style:font-size-complex="12pt" style:font-weight-complex="normal"/>
    </style:style>
    <style:style style:name="T91" style:family="text">
      <style:text-properties style:font-name="Arial" fo:font-size="12pt" fo:font-weight="normal" officeooo:rsid="00d59c9b" style:font-size-asian="10.5pt" style:font-weight-asian="normal" style:font-size-complex="12pt" style:font-weight-complex="normal"/>
    </style:style>
    <style:style style:name="T92" style:family="text">
      <style:text-properties style:font-name="Arial" fo:font-size="12pt" fo:font-weight="normal" officeooo:rsid="00d64871" style:font-size-asian="10.5pt" style:font-weight-asian="normal" style:font-size-complex="12pt" style:font-weight-complex="normal"/>
    </style:style>
    <style:style style:name="T93" style:family="text">
      <style:text-properties style:font-name="Arial" fo:font-size="12pt" fo:font-weight="normal" officeooo:rsid="00e24e79" style:font-size-asian="10.5pt" style:font-weight-asian="normal" style:font-size-complex="12pt" style:font-weight-complex="normal"/>
    </style:style>
    <style:style style:name="T94" style:family="text">
      <style:text-properties style:font-name="Arial" fo:font-size="12pt" fo:font-weight="normal" officeooo:rsid="00e3abf2" style:font-size-asian="10.5pt" style:font-weight-asian="normal" style:font-size-complex="12pt" style:font-weight-complex="normal"/>
    </style:style>
    <style:style style:name="T95" style:family="text">
      <style:text-properties style:font-name="Arial" fo:font-size="12pt" fo:font-weight="normal" officeooo:rsid="00e54266" style:font-size-asian="10.5pt" style:font-weight-asian="normal" style:font-size-complex="12pt" style:font-weight-complex="normal"/>
    </style:style>
    <style:style style:name="T96" style:family="text">
      <style:text-properties style:font-name="Arial" fo:font-size="12pt" fo:font-weight="normal" officeooo:rsid="00e6e6ec" style:font-size-asian="10.5pt" style:font-weight-asian="normal" style:font-size-complex="12pt" style:font-weight-complex="normal"/>
    </style:style>
    <style:style style:name="T97" style:family="text">
      <style:text-properties style:font-name="Arial" fo:font-size="12pt" fo:font-weight="normal" officeooo:rsid="00e840d7" style:font-size-asian="10.5pt" style:font-weight-asian="normal" style:font-size-complex="12pt" style:font-weight-complex="normal"/>
    </style:style>
    <style:style style:name="T98" style:family="text">
      <style:text-properties style:font-name="Arial" fo:font-size="12pt" fo:font-weight="normal" officeooo:rsid="00e8b849" style:font-size-asian="10.5pt" style:font-weight-asian="normal" style:font-size-complex="12pt" style:font-weight-complex="normal"/>
    </style:style>
    <style:style style:name="T99" style:family="text">
      <style:text-properties style:font-name="Arial" fo:font-size="12pt" fo:font-weight="normal" officeooo:rsid="00e8bcfe" style:font-size-asian="10.5pt" style:font-weight-asian="normal" style:font-size-complex="12pt" style:font-weight-complex="normal"/>
    </style:style>
    <style:style style:name="T100" style:family="text">
      <style:text-properties style:font-name="Arial" fo:font-size="12pt" fo:font-weight="normal" officeooo:rsid="00e99c90" style:font-size-asian="10.5pt" style:font-weight-asian="normal" style:font-size-complex="12pt" style:font-weight-complex="normal"/>
    </style:style>
    <style:style style:name="T101" style:family="text">
      <style:text-properties style:font-name="Arial" fo:font-size="12pt" fo:font-weight="normal" officeooo:rsid="00eaf510" style:font-size-asian="10.5pt" style:font-weight-asian="normal" style:font-size-complex="12pt" style:font-weight-complex="normal"/>
    </style:style>
    <style:style style:name="T102" style:family="text">
      <style:text-properties style:font-name="Arial" fo:font-size="12pt" fo:font-weight="normal" officeooo:rsid="00ec4b74" style:font-size-asian="10.5pt" style:font-weight-asian="normal" style:font-size-complex="12pt" style:font-weight-complex="normal"/>
    </style:style>
    <style:style style:name="T103" style:family="text">
      <style:text-properties style:font-name="Arial" fo:font-size="12pt" fo:font-weight="normal" officeooo:rsid="00ed4b19" style:font-size-asian="10.5pt" style:font-weight-asian="normal" style:font-size-complex="12pt" style:font-weight-complex="normal"/>
    </style:style>
    <style:style style:name="T104" style:family="text">
      <style:text-properties style:font-name="Arial" fo:font-size="12pt" fo:font-weight="normal" officeooo:rsid="00ef0b7c" style:font-size-asian="10.5pt" style:font-weight-asian="normal" style:font-size-complex="12pt" style:font-weight-complex="normal"/>
    </style:style>
    <style:style style:name="T105" style:family="text">
      <style:text-properties style:font-name="Arial" fo:font-size="12pt" fo:font-weight="normal" officeooo:rsid="011cfe4a" style:font-size-asian="10.5pt" style:font-weight-asian="normal" style:font-size-complex="12pt" style:font-weight-complex="normal"/>
    </style:style>
    <style:style style:name="T106" style:family="text">
      <style:text-properties style:font-name="Arial" fo:font-size="12pt" fo:font-weight="normal" officeooo:rsid="011e2897" style:font-size-asian="10.5pt" style:font-weight-asian="normal" style:font-size-complex="12pt" style:font-weight-complex="normal"/>
    </style:style>
    <style:style style:name="T107" style:family="text">
      <style:text-properties style:font-name="Arial" fo:font-size="12pt" fo:font-weight="normal" officeooo:rsid="011eef41" style:font-size-asian="10.5pt" style:font-weight-asian="normal" style:font-size-complex="12pt" style:font-weight-complex="normal"/>
    </style:style>
    <style:style style:name="T108" style:family="text">
      <style:text-properties style:font-name="Arial" fo:font-size="12pt" fo:font-weight="normal" officeooo:rsid="0122049b" style:font-size-asian="10.5pt" style:font-weight-asian="normal" style:font-size-complex="12pt" style:font-weight-complex="normal"/>
    </style:style>
    <style:style style:name="T109" style:family="text">
      <style:text-properties style:font-name="Arial" fo:font-size="12pt" fo:font-weight="normal" officeooo:rsid="01220d7e" style:font-size-asian="10.5pt" style:font-weight-asian="normal" style:font-size-complex="12pt" style:font-weight-complex="normal"/>
    </style:style>
    <style:style style:name="T110" style:family="text">
      <style:text-properties style:font-name="Arial" fo:font-size="12pt" fo:font-weight="normal" officeooo:rsid="01240366" style:font-size-asian="10.5pt" style:font-weight-asian="normal" style:font-size-complex="12pt" style:font-weight-complex="normal"/>
    </style:style>
    <style:style style:name="T111" style:family="text">
      <style:text-properties style:font-name="Arial" fo:font-size="12pt" fo:font-weight="normal" officeooo:rsid="01258ab0" style:font-size-asian="10.5pt" style:font-weight-asian="normal" style:font-size-complex="12pt" style:font-weight-complex="normal"/>
    </style:style>
    <style:style style:name="T112" style:family="text">
      <style:text-properties style:font-name="Arial" fo:font-size="12pt" fo:font-weight="normal" officeooo:rsid="0126ffa2" style:font-size-asian="10.5pt" style:font-weight-asian="normal" style:font-size-complex="12pt" style:font-weight-complex="normal"/>
    </style:style>
    <style:style style:name="T113" style:family="text">
      <style:text-properties style:font-name="Arial" fo:font-size="12pt" fo:font-weight="normal" officeooo:rsid="0127078f" style:font-size-asian="10.5pt" style:font-weight-asian="normal" style:font-size-complex="12pt" style:font-weight-complex="normal"/>
    </style:style>
    <style:style style:name="T114" style:family="text">
      <style:text-properties style:font-name="Arial" fo:font-size="12pt" fo:font-weight="normal" officeooo:rsid="012864ce" style:font-size-asian="10.5pt" style:font-weight-asian="normal" style:font-size-complex="12pt" style:font-weight-complex="normal"/>
    </style:style>
    <style:style style:name="T115" style:family="text">
      <style:text-properties style:font-name="Arial" fo:font-size="12pt" fo:font-weight="normal" officeooo:rsid="012c5621" style:font-size-asian="10.5pt" style:font-weight-asian="normal" style:font-size-complex="12pt" style:font-weight-complex="normal"/>
    </style:style>
    <style:style style:name="T116" style:family="text">
      <style:text-properties style:font-name="Arial" fo:font-size="12pt" fo:font-weight="normal" officeooo:rsid="012de993" style:font-size-asian="10.5pt" style:font-weight-asian="normal" style:font-size-complex="12pt" style:font-weight-complex="normal"/>
    </style:style>
    <style:style style:name="T117" style:family="text">
      <style:text-properties style:font-name="Arial" fo:font-size="12pt" fo:font-weight="normal" officeooo:rsid="012fb30d" style:font-size-asian="10.5pt" style:font-weight-asian="normal" style:font-size-complex="12pt" style:font-weight-complex="normal"/>
    </style:style>
    <style:style style:name="T118" style:family="text">
      <style:text-properties style:font-name="Arial" fo:font-size="12pt" fo:font-weight="normal" officeooo:rsid="013053f0" style:font-size-asian="10.5pt" style:font-weight-asian="normal" style:font-size-complex="12pt" style:font-weight-complex="normal"/>
    </style:style>
    <style:style style:name="T119" style:family="text">
      <style:text-properties style:font-name="Arial" fo:font-size="12pt" fo:font-weight="normal" officeooo:rsid="013159c7" style:font-size-asian="10.5pt" style:font-weight-asian="normal" style:font-size-complex="12pt" style:font-weight-complex="normal"/>
    </style:style>
    <style:style style:name="T120" style:family="text">
      <style:text-properties style:font-name="Arial" fo:font-size="12pt" fo:font-weight="normal" officeooo:rsid="0132aa80" style:font-size-asian="10.5pt" style:font-weight-asian="normal" style:font-size-complex="12pt" style:font-weight-complex="normal"/>
    </style:style>
    <style:style style:name="T121" style:family="text">
      <style:text-properties style:font-name="Arial" fo:font-size="12pt" fo:font-weight="normal" officeooo:rsid="0134f8e3" style:font-size-asian="10.5pt" style:font-weight-asian="normal" style:font-size-complex="12pt" style:font-weight-complex="normal"/>
    </style:style>
    <style:style style:name="T122" style:family="text">
      <style:text-properties style:font-name="Arial" fo:font-size="12pt" fo:font-weight="normal" officeooo:rsid="01356e98" style:font-size-asian="10.5pt" style:font-weight-asian="normal" style:font-size-complex="12pt" style:font-weight-complex="normal"/>
    </style:style>
    <style:style style:name="T123" style:family="text">
      <style:text-properties style:font-name="Arial" fo:font-size="12pt" fo:font-weight="normal" officeooo:rsid="0139c2e7" style:font-size-asian="10.5pt" style:font-weight-asian="normal" style:font-size-complex="12pt" style:font-weight-complex="normal"/>
    </style:style>
    <style:style style:name="T124" style:family="text">
      <style:text-properties style:font-name="Arial" fo:font-size="12pt" fo:font-weight="normal" officeooo:rsid="013d36f2" style:font-size-asian="10.5pt" style:font-weight-asian="normal" style:font-size-complex="12pt" style:font-weight-complex="normal"/>
    </style:style>
    <style:style style:name="T125" style:family="text">
      <style:text-properties style:font-name="Arial" fo:font-size="12pt" fo:font-weight="normal" officeooo:rsid="0141faad" style:font-size-asian="10.5pt" style:font-weight-asian="normal" style:font-size-complex="12pt" style:font-weight-complex="normal"/>
    </style:style>
    <style:style style:name="T126" style:family="text">
      <style:text-properties style:font-name="Arial" fo:font-size="12pt" fo:font-weight="normal" officeooo:rsid="0145e861" style:font-size-asian="10.5pt" style:font-weight-asian="normal" style:font-size-complex="12pt" style:font-weight-complex="normal"/>
    </style:style>
    <style:style style:name="T127" style:family="text">
      <style:text-properties style:font-name="Arial" fo:font-size="12pt" fo:font-weight="normal" officeooo:rsid="0149a1a7" style:font-size-asian="10.5pt" style:font-weight-asian="normal" style:font-size-complex="12pt" style:font-weight-complex="normal"/>
    </style:style>
    <style:style style:name="T128" style:family="text">
      <style:text-properties style:font-name="Arial" fo:font-size="12pt" fo:font-weight="normal" officeooo:rsid="014c12d8" style:font-size-asian="10.5pt" style:font-weight-asian="normal" style:font-size-complex="12pt" style:font-weight-complex="normal"/>
    </style:style>
    <style:style style:name="T129" style:family="text">
      <style:text-properties style:font-name="Arial" fo:font-size="12pt" fo:font-weight="normal" officeooo:rsid="014d2899" style:font-size-asian="10.5pt" style:font-weight-asian="normal" style:font-size-complex="12pt" style:font-weight-complex="normal"/>
    </style:style>
    <style:style style:name="T130" style:family="text">
      <style:text-properties style:font-name="Arial" fo:font-size="12pt" fo:font-weight="normal" officeooo:rsid="0165fcbe" style:font-size-asian="10.5pt" style:font-weight-asian="normal" style:font-size-complex="12pt" style:font-weight-complex="normal"/>
    </style:style>
    <style:style style:name="T131" style:family="text">
      <style:text-properties style:font-name="Arial" fo:font-size="12pt" fo:font-weight="normal" officeooo:rsid="017329f1" style:font-size-asian="10.5pt" style:font-weight-asian="normal" style:font-size-complex="12pt" style:font-weight-complex="normal"/>
    </style:style>
    <style:style style:name="T132" style:family="text">
      <style:text-properties style:font-name="Arial" fo:font-size="12pt" fo:font-weight="normal" officeooo:rsid="0174d6f2" style:font-size-asian="10.5pt" style:font-weight-asian="normal" style:font-size-complex="12pt" style:font-weight-complex="normal"/>
    </style:style>
    <style:style style:name="T133" style:family="text">
      <style:text-properties style:font-name="Arial" fo:font-size="12pt" fo:font-weight="normal" officeooo:rsid="0175c620" style:font-size-asian="10.5pt" style:font-weight-asian="normal" style:font-size-complex="12pt" style:font-weight-complex="normal"/>
    </style:style>
    <style:style style:name="T134" style:family="text">
      <style:text-properties style:font-name="Arial" fo:font-size="12pt" fo:font-weight="normal" officeooo:rsid="01770e1a" style:font-size-asian="10.5pt" style:font-weight-asian="normal" style:font-size-complex="12pt" style:font-weight-complex="normal"/>
    </style:style>
    <style:style style:name="T135" style:family="text">
      <style:text-properties style:font-name="Arial" fo:font-size="12pt" fo:font-weight="normal" officeooo:rsid="0177b58c" style:font-size-asian="10.5pt" style:font-weight-asian="normal" style:font-size-complex="12pt" style:font-weight-complex="normal"/>
    </style:style>
    <style:style style:name="T136" style:family="text">
      <style:text-properties style:font-name="Arial" fo:font-size="12pt" fo:font-weight="normal" officeooo:rsid="017937b0" style:font-size-asian="10.5pt" style:font-weight-asian="normal" style:font-size-complex="12pt" style:font-weight-complex="normal"/>
    </style:style>
    <style:style style:name="T137" style:family="text">
      <style:text-properties style:font-name="Arial" fo:font-size="12pt" fo:font-weight="normal" officeooo:rsid="017cbdd8" style:font-size-asian="10.5pt" style:font-weight-asian="normal" style:font-size-complex="12pt" style:font-weight-complex="normal"/>
    </style:style>
    <style:style style:name="T138" style:family="text">
      <style:text-properties style:font-name="Arial" fo:font-size="12pt" fo:font-weight="normal" officeooo:rsid="01811321" style:font-size-asian="10.5pt" style:font-weight-asian="normal" style:font-size-complex="12pt" style:font-weight-complex="normal"/>
    </style:style>
    <style:style style:name="T139" style:family="text">
      <style:text-properties style:font-name="Arial" fo:font-size="12pt" fo:font-weight="normal" officeooo:rsid="0181f6b9" style:font-size-asian="10.5pt" style:font-weight-asian="normal" style:font-size-complex="12pt" style:font-weight-complex="normal"/>
    </style:style>
    <style:style style:name="T140" style:family="text">
      <style:text-properties style:font-name="Arial" fo:font-size="12pt" fo:font-weight="normal" officeooo:rsid="01831092" style:font-size-asian="10.5pt" style:font-weight-asian="normal" style:font-size-complex="12pt" style:font-weight-complex="normal"/>
    </style:style>
    <style:style style:name="T141" style:family="text">
      <style:text-properties style:font-name="Arial" fo:font-size="12pt" fo:font-weight="normal" officeooo:rsid="01844fc5" style:font-size-asian="10.5pt" style:font-weight-asian="normal" style:font-size-complex="12pt" style:font-weight-complex="normal"/>
    </style:style>
    <style:style style:name="T142" style:family="text">
      <style:text-properties style:font-name="Arial" fo:font-size="12pt" fo:font-weight="normal" officeooo:rsid="01850b31" style:font-size-asian="10.5pt" style:font-weight-asian="normal" style:font-size-complex="12pt" style:font-weight-complex="normal"/>
    </style:style>
    <style:style style:name="T143" style:family="text">
      <style:text-properties style:font-name="Arial" fo:font-size="12pt" fo:font-weight="normal" officeooo:rsid="01885268" style:font-size-asian="10.5pt" style:font-weight-asian="normal" style:font-size-complex="12pt" style:font-weight-complex="normal"/>
    </style:style>
    <style:style style:name="T144" style:family="text">
      <style:text-properties style:font-name="Arial" fo:font-size="12pt" fo:font-weight="normal" officeooo:rsid="018d7051" style:font-size-asian="10.5pt" style:font-weight-asian="normal" style:font-size-complex="12pt" style:font-weight-complex="normal"/>
    </style:style>
    <style:style style:name="T145" style:family="text">
      <style:text-properties style:font-name="Arial" fo:font-size="12pt" fo:font-weight="normal" officeooo:rsid="018a318a" style:font-size-asian="10.5pt" style:font-weight-asian="normal" style:font-size-complex="12pt" style:font-weight-complex="normal"/>
    </style:style>
    <style:style style:name="T146" style:family="text">
      <style:text-properties style:font-name="Arial" fo:font-size="12pt" fo:font-weight="normal" officeooo:rsid="018aef14" style:font-size-asian="10.5pt" style:font-weight-asian="normal" style:font-size-complex="12pt" style:font-weight-complex="normal"/>
    </style:style>
    <style:style style:name="T147" style:family="text">
      <style:text-properties style:font-name="Arial" fo:font-size="12pt" fo:font-weight="normal" officeooo:rsid="018e8286" style:font-size-asian="10.5pt" style:font-weight-asian="normal" style:font-size-complex="12pt" style:font-weight-complex="normal"/>
    </style:style>
    <style:style style:name="T148" style:family="text">
      <style:text-properties style:font-name="Arial" fo:font-size="12pt" fo:font-weight="normal" officeooo:rsid="018fdffe" style:font-size-asian="10.5pt" style:font-weight-asian="normal" style:font-size-complex="12pt" style:font-weight-complex="normal"/>
    </style:style>
    <style:style style:name="T149" style:family="text">
      <style:text-properties style:font-name="Arial" fo:font-size="12pt" fo:font-weight="normal" officeooo:rsid="0191d660" style:font-size-asian="10.5pt" style:font-weight-asian="normal" style:font-size-complex="12pt" style:font-weight-complex="normal"/>
    </style:style>
    <style:style style:name="T150" style:family="text">
      <style:text-properties style:font-name="Arial" fo:font-size="12pt" fo:font-weight="normal" officeooo:rsid="00f7fbc0" style:font-size-asian="10.5pt" style:font-weight-asian="normal" style:font-size-complex="12pt" style:font-weight-complex="normal"/>
    </style:style>
    <style:style style:name="T151" style:family="text">
      <style:text-properties style:font-name="Arial" fo:font-size="12pt" fo:font-weight="normal" officeooo:rsid="00f80743" style:font-size-asian="10.5pt" style:font-weight-asian="normal" style:font-size-complex="12pt" style:font-weight-complex="normal"/>
    </style:style>
    <style:style style:name="T152" style:family="text">
      <style:text-properties style:font-name="Arial" fo:font-size="12pt" fo:font-weight="normal" officeooo:rsid="0100b8f4" style:font-size-asian="10.5pt" style:font-weight-asian="normal" style:font-size-complex="12pt" style:font-weight-complex="normal"/>
    </style:style>
    <style:style style:name="T153" style:family="text">
      <style:text-properties style:font-name="Arial" fo:font-size="12pt" fo:font-weight="normal" officeooo:rsid="01024255" style:font-size-asian="10.5pt" style:font-weight-asian="normal" style:font-size-complex="12pt" style:font-weight-complex="normal"/>
    </style:style>
    <style:style style:name="T154" style:family="text">
      <style:text-properties style:font-name="Arial" fo:font-size="12pt" fo:font-weight="normal" officeooo:rsid="0103d5fe" style:font-size-asian="10.5pt" style:font-weight-asian="normal" style:font-size-complex="12pt" style:font-weight-complex="normal"/>
    </style:style>
    <style:style style:name="T155" style:family="text">
      <style:text-properties style:font-name="Arial" fo:font-size="12pt" fo:font-weight="normal" officeooo:rsid="00fb1b63" style:font-size-asian="10.5pt" style:font-weight-asian="normal" style:font-size-complex="12pt" style:font-weight-complex="normal"/>
    </style:style>
    <style:style style:name="T156" style:family="text">
      <style:text-properties style:font-name="Arial" fo:font-size="12pt" fo:font-weight="normal" officeooo:rsid="0192cae6" style:font-size-asian="10.5pt" style:font-weight-asian="normal" style:font-size-complex="12pt" style:font-weight-complex="normal"/>
    </style:style>
    <style:style style:name="T157" style:family="text">
      <style:text-properties style:font-name="Arial" fo:font-size="12pt" fo:font-weight="normal" officeooo:rsid="01946bee" style:font-size-asian="10.5pt" style:font-weight-asian="normal" style:font-size-complex="12pt" style:font-weight-complex="normal"/>
    </style:style>
    <style:style style:name="T158" style:family="text">
      <style:text-properties style:font-name="Arial" fo:font-size="12pt" fo:font-weight="normal" officeooo:rsid="01963373" style:font-size-asian="10.5pt" style:font-weight-asian="normal" style:font-size-complex="12pt" style:font-weight-complex="normal"/>
    </style:style>
    <style:style style:name="T159" style:family="text">
      <style:text-properties style:font-name="Arial" fo:font-size="12pt" fo:font-weight="normal" officeooo:rsid="0196ffa2" style:font-size-asian="10.5pt" style:font-weight-asian="normal" style:font-size-complex="12pt" style:font-weight-complex="normal"/>
    </style:style>
    <style:style style:name="T160" style:family="text">
      <style:text-properties style:font-name="Arial" fo:font-size="12pt" fo:font-weight="normal" officeooo:rsid="0198f68b" style:font-size-asian="10.5pt" style:font-weight-asian="normal" style:font-size-complex="12pt" style:font-weight-complex="normal"/>
    </style:style>
    <style:style style:name="T161" style:family="text">
      <style:text-properties style:font-name="Arial" fo:font-size="12pt" fo:font-weight="normal" officeooo:rsid="019a5e05" style:font-size-asian="10.5pt" style:font-weight-asian="normal" style:font-size-complex="12pt" style:font-weight-complex="normal"/>
    </style:style>
    <style:style style:name="T162" style:family="text">
      <style:text-properties style:font-name="Arial" fo:font-size="12pt" fo:font-weight="normal" officeooo:rsid="019c341f" style:font-size-asian="10.5pt" style:font-weight-asian="normal" style:font-size-complex="12pt" style:font-weight-complex="normal"/>
    </style:style>
    <style:style style:name="T163" style:family="text">
      <style:text-properties style:font-name="Arial" fo:font-size="12pt" fo:font-weight="normal" officeooo:rsid="019da17a" style:font-size-asian="10.5pt" style:font-weight-asian="normal" style:font-size-complex="12pt" style:font-weight-complex="normal"/>
    </style:style>
    <style:style style:name="T164" style:family="text">
      <style:text-properties style:font-name="Arial" fo:font-size="12pt" fo:font-weight="normal" officeooo:rsid="019ef592" style:font-size-asian="10.5pt" style:font-weight-asian="normal" style:font-size-complex="12pt" style:font-weight-complex="normal"/>
    </style:style>
    <style:style style:name="T165" style:family="text">
      <style:text-properties style:font-name="Arial" fo:font-size="12pt" fo:font-weight="normal" officeooo:rsid="01a08889" style:font-size-asian="10.5pt" style:font-weight-asian="normal" style:font-size-complex="12pt" style:font-weight-complex="normal"/>
    </style:style>
    <style:style style:name="T166" style:family="text">
      <style:text-properties style:font-name="Arial" fo:font-size="12pt" fo:font-weight="normal" officeooo:rsid="01a28b89" style:font-size-asian="10.5pt" style:font-weight-asian="normal" style:font-size-complex="12pt" style:font-weight-complex="normal"/>
    </style:style>
    <style:style style:name="T167" style:family="text">
      <style:text-properties style:font-name="Arial" fo:font-size="12pt" fo:font-weight="normal" officeooo:rsid="01a3356a" style:font-size-asian="10.5pt" style:font-weight-asian="normal" style:font-size-complex="12pt" style:font-weight-complex="normal"/>
    </style:style>
    <style:style style:name="T168" style:family="text">
      <style:text-properties style:font-name="Arial" fo:font-size="12pt" fo:font-weight="normal" officeooo:rsid="01a58828" style:font-size-asian="10.5pt" style:font-weight-asian="normal" style:font-size-complex="12pt" style:font-weight-complex="normal"/>
    </style:style>
    <style:style style:name="T169" style:family="text">
      <style:text-properties style:font-name="Arial" fo:font-size="12pt" fo:font-weight="normal" officeooo:rsid="01ad4f8a" style:font-size-asian="10.5pt" style:font-weight-asian="normal" style:font-size-complex="12pt" style:font-weight-complex="normal"/>
    </style:style>
    <style:style style:name="T170" style:family="text">
      <style:text-properties style:font-name="Arial" fo:font-size="12pt" fo:font-weight="normal" style:font-size-asian="12pt" style:font-weight-asian="normal" style:font-size-complex="12pt" style:font-weight-complex="normal"/>
    </style:style>
    <style:style style:name="T171" style:family="text">
      <style:text-properties style:font-name="Arial" fo:font-size="12pt" fo:font-weight="normal" officeooo:rsid="0048b07b" style:font-size-asian="12pt" style:font-weight-asian="normal" style:font-size-complex="12pt" style:font-weight-complex="normal"/>
    </style:style>
    <style:style style:name="T172" style:family="text">
      <style:text-properties style:font-name="Arial" fo:font-size="12pt" fo:font-weight="normal" officeooo:rsid="0049cf33" style:font-size-asian="12pt" style:font-weight-asian="normal" style:font-size-complex="12pt" style:font-weight-complex="normal"/>
    </style:style>
    <style:style style:name="T173" style:family="text">
      <style:text-properties style:font-name="Arial" fo:font-size="12pt" fo:font-weight="normal" officeooo:rsid="004b3666" style:font-size-asian="12pt" style:font-weight-asian="normal" style:font-size-complex="12pt" style:font-weight-complex="normal"/>
    </style:style>
    <style:style style:name="T174" style:family="text">
      <style:text-properties style:font-name="Arial" fo:font-size="12pt" fo:font-weight="normal" officeooo:rsid="004c3bda" style:font-size-asian="12pt" style:font-weight-asian="normal" style:font-size-complex="12pt" style:font-weight-complex="normal"/>
    </style:style>
    <style:style style:name="T175" style:family="text">
      <style:text-properties style:font-name="Arial" fo:font-size="12pt" fo:font-weight="normal" officeooo:rsid="004ec7cd" style:font-size-asian="12pt" style:font-weight-asian="normal" style:font-size-complex="12pt" style:font-weight-complex="normal"/>
    </style:style>
    <style:style style:name="T176" style:family="text">
      <style:text-properties style:font-name="Arial" fo:font-size="12pt" fo:font-weight="normal" officeooo:rsid="004fbbd4" style:font-size-asian="12pt" style:font-weight-asian="normal" style:font-size-complex="12pt" style:font-weight-complex="normal"/>
    </style:style>
    <style:style style:name="T177" style:family="text">
      <style:text-properties style:font-name="Arial" fo:font-size="12pt" fo:font-weight="normal" officeooo:rsid="0051b188" style:font-size-asian="12pt" style:font-weight-asian="normal" style:font-size-complex="12pt" style:font-weight-complex="normal"/>
    </style:style>
    <style:style style:name="T178" style:family="text">
      <style:text-properties style:font-name="Arial" fo:font-size="12pt" fo:font-weight="normal" officeooo:rsid="0054e70e" style:font-size-asian="12pt" style:font-weight-asian="normal" style:font-size-complex="12pt" style:font-weight-complex="normal"/>
    </style:style>
    <style:style style:name="T179" style:family="text">
      <style:text-properties style:font-name="Arial" fo:font-size="12pt" fo:font-weight="normal" officeooo:rsid="00591bc4" style:font-size-asian="12pt" style:font-weight-asian="normal" style:font-size-complex="12pt" style:font-weight-complex="normal"/>
    </style:style>
    <style:style style:name="T180" style:family="text">
      <style:text-properties style:font-name="Arial" fo:font-size="12pt" fo:font-weight="normal" officeooo:rsid="005aca5a" style:font-size-asian="12pt" style:font-weight-asian="normal" style:font-size-complex="12pt" style:font-weight-complex="normal"/>
    </style:style>
    <style:style style:name="T181" style:family="text">
      <style:text-properties style:font-name="Arial" fo:font-size="12pt" fo:font-weight="normal" officeooo:rsid="005b1445" style:font-size-asian="12pt" style:font-weight-asian="normal" style:font-size-complex="12pt" style:font-weight-complex="normal"/>
    </style:style>
    <style:style style:name="T182" style:family="text">
      <style:text-properties style:font-name="Arial" fo:font-size="12pt" fo:font-weight="normal" officeooo:rsid="005c5740" style:font-size-asian="12pt" style:font-weight-asian="normal" style:font-size-complex="12pt" style:font-weight-complex="normal"/>
    </style:style>
    <style:style style:name="T183" style:family="text">
      <style:text-properties style:font-name="Arial" fo:font-size="12pt" fo:font-weight="normal" officeooo:rsid="005e4a83" style:font-size-asian="12pt" style:font-weight-asian="normal" style:font-size-complex="12pt" style:font-weight-complex="normal"/>
    </style:style>
    <style:style style:name="T184" style:family="text">
      <style:text-properties style:font-name="Arial" fo:font-size="12pt" fo:font-weight="normal" officeooo:rsid="005f161e" style:font-size-asian="12pt" style:font-weight-asian="normal" style:font-size-complex="12pt" style:font-weight-complex="normal"/>
    </style:style>
    <style:style style:name="T185" style:family="text">
      <style:text-properties style:font-name="Arial" fo:font-size="12pt" fo:font-weight="normal" officeooo:rsid="0060c1a0" style:font-size-asian="12pt" style:font-weight-asian="normal" style:font-size-complex="12pt" style:font-weight-complex="normal"/>
    </style:style>
    <style:style style:name="T186" style:family="text">
      <style:text-properties style:font-name="Arial" fo:font-size="12pt" fo:font-weight="normal" officeooo:rsid="00853d80" style:font-size-asian="12pt" style:font-weight-asian="normal" style:font-size-complex="12pt" style:font-weight-complex="normal"/>
    </style:style>
    <style:style style:name="T187" style:family="text">
      <style:text-properties style:font-name="Arial" fo:font-size="12pt" fo:font-weight="normal" officeooo:rsid="007cfdbd" style:font-size-asian="12pt" style:font-weight-asian="normal" style:font-size-complex="12pt" style:font-weight-complex="normal"/>
    </style:style>
    <style:style style:name="T188" style:family="text">
      <style:text-properties style:font-name="Arial" fo:font-size="12pt" fo:font-weight="normal" officeooo:rsid="0083cfd7" style:font-size-asian="12pt" style:font-weight-asian="normal" style:font-size-complex="12pt" style:font-weight-complex="normal"/>
    </style:style>
    <style:style style:name="T189" style:family="text">
      <style:text-properties style:font-name="Arial" fo:font-size="12pt" fo:font-weight="normal" officeooo:rsid="0086fb81" style:font-size-asian="12pt" style:font-weight-asian="normal" style:font-size-complex="12pt" style:font-weight-complex="normal"/>
    </style:style>
    <style:style style:name="T190" style:family="text">
      <style:text-properties style:font-name="Arial" fo:font-size="12pt" fo:font-weight="normal" officeooo:rsid="008a3a21" style:font-size-asian="12pt" style:font-weight-asian="normal" style:font-size-complex="12pt" style:font-weight-complex="normal"/>
    </style:style>
    <style:style style:name="T191" style:family="text">
      <style:text-properties style:font-name="Arial" fo:font-size="12pt" fo:font-weight="normal" officeooo:rsid="008feccc" style:font-size-asian="12pt" style:font-weight-asian="normal" style:font-size-complex="12pt" style:font-weight-complex="normal"/>
    </style:style>
    <style:style style:name="T192" style:family="text">
      <style:text-properties style:font-name="Arial" fo:font-size="12pt" fo:font-weight="normal" officeooo:rsid="00934bf0" style:font-size-asian="12pt" style:font-weight-asian="normal" style:font-size-complex="12pt" style:font-weight-complex="normal"/>
    </style:style>
    <style:style style:name="T193" style:family="text">
      <style:text-properties style:font-name="Arial" fo:font-size="12pt" fo:font-weight="normal" officeooo:rsid="00b8e6c0" style:font-size-asian="12pt" style:font-weight-asian="normal" style:font-size-complex="12pt" style:font-weight-complex="normal"/>
    </style:style>
    <style:style style:name="T194" style:family="text">
      <style:text-properties style:font-name="Arial" fo:font-size="12pt" fo:font-weight="normal" officeooo:rsid="00b93b37" style:font-size-asian="12pt" style:font-weight-asian="normal" style:font-size-complex="12pt" style:font-weight-complex="normal"/>
    </style:style>
    <style:style style:name="T195" style:family="text">
      <style:text-properties style:font-name="Arial" fo:font-size="12pt" fo:font-weight="normal" officeooo:rsid="00ba28d0" style:font-size-asian="12pt" style:font-weight-asian="normal" style:font-size-complex="12pt" style:font-weight-complex="normal"/>
    </style:style>
    <style:style style:name="T196" style:family="text">
      <style:text-properties style:font-name="Arial" fo:font-size="12pt" fo:font-weight="normal" officeooo:rsid="00c07ce1" style:font-size-asian="12pt" style:font-weight-asian="normal" style:font-size-complex="12pt" style:font-weight-complex="normal"/>
    </style:style>
    <style:style style:name="T197" style:family="text">
      <style:text-properties style:font-name="Arial" fo:font-size="12pt" fo:font-weight="normal" officeooo:rsid="00c0bfe5" style:font-size-asian="12pt" style:font-weight-asian="normal" style:font-size-complex="12pt" style:font-weight-complex="normal"/>
    </style:style>
    <style:style style:name="T198" style:family="text">
      <style:text-properties style:font-name="Arial" fo:font-size="12pt" fo:font-weight="normal" officeooo:rsid="00c5540f" style:font-size-asian="12pt" style:font-weight-asian="normal" style:font-size-complex="12pt" style:font-weight-complex="normal"/>
    </style:style>
    <style:style style:name="T199" style:family="text">
      <style:text-properties style:font-name="Arial" fo:font-size="12pt" fo:font-weight="normal" officeooo:rsid="0117358d" style:font-size-asian="12pt" style:font-weight-asian="normal" style:font-size-complex="12pt" style:font-weight-complex="normal"/>
    </style:style>
    <style:style style:name="T200" style:family="text">
      <style:text-properties style:font-name="Arial" fo:font-size="12pt" fo:font-weight="normal" officeooo:rsid="01af042a" style:font-size-asian="12pt" style:font-weight-asian="normal" style:font-size-complex="12pt" style:font-weight-complex="normal"/>
    </style:style>
    <style:style style:name="T201" style:family="text">
      <style:text-properties style:font-name="Arial" fo:font-size="12pt" fo:font-weight="normal" officeooo:rsid="01b5f579" style:font-size-asian="12pt" style:font-weight-asian="normal" style:font-size-complex="12pt" style:font-weight-complex="normal"/>
    </style:style>
    <style:style style:name="T202" style:family="text">
      <style:text-properties style:font-name="Arial" fo:font-size="12pt" fo:font-weight="bold" style:font-size-asian="10.5pt" style:font-weight-asian="bold" style:font-size-complex="12pt" style:font-weight-complex="bold"/>
    </style:style>
    <style:style style:name="T203" style:family="text">
      <style:text-properties style:font-name="Arial" fo:font-size="12pt" fo:font-weight="bold" officeooo:rsid="001f80ff" style:font-size-asian="10.5pt" style:font-weight-asian="bold" style:font-size-complex="12pt" style:font-weight-complex="bold"/>
    </style:style>
    <style:style style:name="T204" style:family="text">
      <style:text-properties style:font-name="Arial" fo:font-size="12pt" fo:font-weight="bold" officeooo:rsid="00246409" style:font-size-asian="10.5pt" style:font-weight-asian="bold" style:font-size-complex="12pt" style:font-weight-complex="bold"/>
    </style:style>
    <style:style style:name="T205" style:family="text">
      <style:text-properties style:font-name="Arial" fo:font-size="12pt" fo:font-weight="bold" officeooo:rsid="002598e1" style:font-size-asian="10.5pt" style:font-weight-asian="bold" style:font-size-complex="12pt" style:font-weight-complex="bold"/>
    </style:style>
    <style:style style:name="T206" style:family="text">
      <style:text-properties style:font-name="Arial" fo:font-size="12pt" fo:font-weight="bold" officeooo:rsid="003aa8a1" style:font-size-asian="10.5pt" style:font-weight-asian="bold" style:font-size-complex="12pt" style:font-weight-complex="bold"/>
    </style:style>
    <style:style style:name="T207" style:family="text">
      <style:text-properties style:font-name="Arial" fo:font-size="12pt" fo:font-weight="bold" officeooo:rsid="0032c6b7" style:font-size-asian="10.5pt" style:font-weight-asian="bold" style:font-size-complex="12pt" style:font-weight-complex="bold"/>
    </style:style>
    <style:style style:name="T208" style:family="text">
      <style:text-properties style:font-name="Arial" fo:font-size="12pt" fo:font-weight="bold" officeooo:rsid="00320ad0" style:font-size-asian="10.5pt" style:font-weight-asian="bold" style:font-size-complex="12pt" style:font-weight-complex="bold"/>
    </style:style>
    <style:style style:name="T209" style:family="text">
      <style:text-properties style:font-name="Arial" fo:font-size="12pt" fo:font-weight="bold" officeooo:rsid="00401275" style:font-size-asian="10.5pt" style:font-weight-asian="bold" style:font-size-complex="12pt" style:font-weight-complex="bold"/>
    </style:style>
    <style:style style:name="T210" style:family="text">
      <style:text-properties style:font-name="Arial" fo:font-size="12pt" fo:font-weight="bold" officeooo:rsid="00404af3" style:font-size-asian="10.5pt" style:font-weight-asian="bold" style:font-size-complex="12pt" style:font-weight-complex="bold"/>
    </style:style>
    <style:style style:name="T211" style:family="text">
      <style:text-properties style:font-name="Arial" fo:font-size="12pt" fo:font-weight="bold" officeooo:rsid="0042dc9e" style:font-size-asian="10.5pt" style:font-weight-asian="bold" style:font-size-complex="12pt" style:font-weight-complex="bold"/>
    </style:style>
    <style:style style:name="T212" style:family="text">
      <style:text-properties style:font-name="Arial" fo:font-size="12pt" fo:font-weight="bold" officeooo:rsid="003041d0" style:font-size-asian="10.5pt" style:font-weight-asian="bold" style:font-size-complex="12pt" style:font-weight-complex="bold"/>
    </style:style>
    <style:style style:name="T213" style:family="text">
      <style:text-properties style:font-name="Arial" fo:font-size="12pt" fo:font-weight="bold" officeooo:rsid="0052f1b3" style:font-size-asian="10.5pt" style:font-weight-asian="bold" style:font-size-complex="12pt" style:font-weight-complex="bold"/>
    </style:style>
    <style:style style:name="T214" style:family="text">
      <style:text-properties style:font-name="Arial" fo:font-size="12pt" fo:font-weight="bold" officeooo:rsid="006b8bbe" style:font-size-asian="10.5pt" style:font-weight-asian="bold" style:font-size-complex="12pt" style:font-weight-complex="bold"/>
    </style:style>
    <style:style style:name="T215" style:family="text">
      <style:text-properties style:font-name="Arial" fo:font-size="12pt" fo:font-weight="bold" officeooo:rsid="00591bc4" style:font-size-asian="12pt" style:font-weight-asian="bold" style:font-size-complex="12pt" style:font-weight-complex="bold"/>
    </style:style>
    <style:style style:name="T216" style:family="text">
      <style:text-properties style:font-name="Arial" fo:font-size="12pt" style:text-underline-style="none" fo:font-weight="normal" officeooo:rsid="008bcd3d" style:font-size-asian="12pt" style:font-weight-asian="normal" style:font-size-complex="12pt" style:font-weight-complex="normal"/>
    </style:style>
    <style:style style:name="T217" style:family="text">
      <style:text-properties style:font-name="Arial" fo:font-size="12pt" style:text-underline-style="none" fo:font-weight="normal" officeooo:rsid="007f1a43" style:font-size-asian="10.5pt" style:font-weight-asian="normal" style:font-size-complex="12pt" style:font-weight-complex="normal"/>
    </style:style>
    <style:style style:name="T218" style:family="text">
      <style:text-properties style:font-name="Arial" fo:font-size="12pt" fo:font-style="italic" fo:font-weight="normal" officeooo:rsid="012de993" style:font-size-asian="10.5pt" style:font-style-asian="italic" style:font-weight-asian="normal" style:font-size-complex="12pt" style:font-style-complex="italic" style:font-weight-complex="normal"/>
    </style:style>
    <style:style style:name="T219" style:family="text">
      <style:text-properties style:font-name="Arial" fo:font-size="12pt" fo:font-style="italic" fo:font-weight="normal" officeooo:rsid="01963373" style:font-size-asian="10.5pt" style:font-style-asian="italic" style:font-weight-asian="normal" style:font-size-complex="12pt" style:font-style-complex="italic" style:font-weight-complex="normal"/>
    </style:style>
    <style:style style:name="T220" style:family="text">
      <style:text-properties style:font-name="Arial" fo:font-size="12pt" fo:font-style="italic" fo:font-weight="normal" officeooo:rsid="018fdffe" style:font-size-asian="10.5pt" style:font-style-asian="italic" style:font-weight-asian="normal" style:font-size-complex="12pt" style:font-style-complex="italic" style:font-weight-complex="normal"/>
    </style:style>
    <style:style style:name="T221" style:family="text">
      <style:text-properties style:font-name="Arial" fo:font-size="12pt" fo:font-style="italic" fo:font-weight="normal" officeooo:rsid="01a3356a" style:font-size-asian="10.5pt" style:font-style-asian="italic" style:font-weight-asian="normal" style:font-size-complex="12pt" style:font-style-complex="italic" style:font-weight-complex="normal"/>
    </style:style>
    <style:style style:name="T222" style:family="text">
      <style:text-properties style:font-name="Arial" fo:font-size="12pt" fo:font-style="italic" fo:font-weight="normal" officeooo:rsid="01a58828" style:font-size-asian="10.5pt" style:font-style-asian="italic" style:font-weight-asian="normal" style:font-size-complex="12pt" style:font-style-complex="italic" style:font-weight-complex="normal"/>
    </style:style>
    <style:style style:name="T223" style:family="text">
      <style:text-properties style:font-name="Arial" fo:font-size="12pt" fo:font-style="italic" fo:font-weight="normal" officeooo:rsid="01a69bf3" style:font-size-asian="10.5pt" style:font-style-asian="italic" style:font-weight-asian="normal" style:font-size-complex="12pt" style:font-style-complex="italic" style:font-weight-complex="normal"/>
    </style:style>
    <style:style style:name="T224" style:family="text">
      <style:text-properties style:font-name="Arial" fo:font-size="12pt" fo:font-style="italic" fo:font-weight="normal" officeooo:rsid="01ad4f8a" style:font-size-asian="10.5pt" style:font-style-asian="italic" style:font-weight-asian="normal" style:font-size-complex="12pt" style:font-style-complex="italic" style:font-weight-complex="normal"/>
    </style:style>
    <style:style style:name="T225" style:family="text">
      <style:text-properties style:font-name="Arial" fo:font-size="12pt" fo:font-style="normal" fo:font-weight="normal" officeooo:rsid="01a3356a" style:font-size-asian="10.5pt" style:font-style-asian="normal" style:font-weight-asian="normal" style:font-size-complex="12pt" style:font-style-complex="normal" style:font-weight-complex="normal"/>
    </style:style>
    <style:style style:name="T226" style:family="text">
      <style:text-properties style:font-name="Arial" fo:font-size="12pt" fo:font-style="normal" fo:font-weight="normal" officeooo:rsid="01a3afc3" style:font-size-asian="10.5pt" style:font-style-asian="normal" style:font-weight-asian="normal" style:font-size-complex="12pt" style:font-style-complex="normal" style:font-weight-complex="normal"/>
    </style:style>
    <style:style style:name="T227" style:family="text">
      <style:text-properties style:font-name="Arial" fo:font-size="12pt" fo:font-style="normal" fo:font-weight="normal" officeooo:rsid="01a58828" style:font-size-asian="10.5pt" style:font-style-asian="normal" style:font-weight-asian="normal" style:font-size-complex="12pt" style:font-style-complex="normal" style:font-weight-complex="normal"/>
    </style:style>
    <style:style style:name="T228" style:family="text">
      <style:text-properties style:font-name="Arial" fo:font-size="12pt" fo:font-style="normal" fo:font-weight="normal" officeooo:rsid="01a5ebbf" style:font-size-asian="10.5pt" style:font-style-asian="normal" style:font-weight-asian="normal" style:font-size-complex="12pt" style:font-style-complex="normal" style:font-weight-complex="normal"/>
    </style:style>
    <style:style style:name="T229" style:family="text">
      <style:text-properties style:font-name="Arial" fo:font-size="12pt" fo:font-style="normal" fo:font-weight="normal" officeooo:rsid="01a69bf3" style:font-size-asian="10.5pt" style:font-style-asian="normal" style:font-weight-asian="normal" style:font-size-complex="12pt" style:font-style-complex="normal" style:font-weight-complex="normal"/>
    </style:style>
    <style:style style:name="T230" style:family="text">
      <style:text-properties style:font-name="Arial" fo:font-size="12pt" fo:font-style="normal" fo:font-weight="normal" officeooo:rsid="01ad4f8a" style:font-size-asian="10.5pt" style:font-style-asian="normal" style:font-weight-asian="normal" style:font-size-complex="12pt" style:font-style-complex="normal" style:font-weight-complex="normal"/>
    </style:style>
    <style:style style:name="T231" style:family="text">
      <style:text-properties style:font-name="Arial" officeooo:rsid="001b7e5c"/>
    </style:style>
    <style:style style:name="T232" style:family="text">
      <style:text-properties style:font-name="Arial" officeooo:rsid="002bc4e5"/>
    </style:style>
    <style:style style:name="T233" style:family="text">
      <style:text-properties style:font-name="Arial" fo:font-size="15pt" fo:font-weight="bold" officeooo:rsid="00450715" style:font-size-asian="15pt" style:font-weight-asian="bold" style:font-size-complex="15pt" style:font-weight-complex="bold"/>
    </style:style>
    <style:style style:name="T234" style:family="text">
      <style:text-properties style:font-name="Arial" fo:font-size="15pt" fo:font-weight="bold" officeooo:rsid="0046052f" style:font-size-asian="15pt" style:font-weight-asian="bold" style:font-size-complex="15pt" style:font-weight-complex="bold"/>
    </style:style>
    <style:style style:name="T235" style:family="text">
      <style:text-properties style:font-name="Arial" fo:font-size="15pt" fo:font-weight="bold" officeooo:rsid="00755cf7" style:font-size-asian="15pt" style:font-weight-asian="bold" style:font-size-complex="15pt" style:font-weight-complex="bold"/>
    </style:style>
    <style:style style:name="T236" style:family="text">
      <style:text-properties style:font-name="Arial" fo:font-size="15pt" fo:font-weight="bold" officeooo:rsid="0060c1a0" style:font-size-asian="15pt" style:font-weight-asian="bold" style:font-size-complex="15pt" style:font-weight-complex="bold"/>
    </style:style>
    <style:style style:name="T237" style:family="text">
      <style:text-properties style:font-name="Arial" fo:font-size="15pt" fo:font-weight="bold" officeooo:rsid="0063ec16" style:font-size-asian="15pt" style:font-weight-asian="bold" style:font-size-complex="15pt" style:font-weight-complex="bold"/>
    </style:style>
    <style:style style:name="T238" style:family="text">
      <style:text-properties style:font-name="Arial" fo:font-size="15pt" fo:font-weight="bold" officeooo:rsid="00d9893d" style:font-size-asian="15pt" style:font-weight-asian="bold" style:font-size-complex="15pt" style:font-weight-complex="bold"/>
    </style:style>
    <style:style style:name="T239" style:family="text">
      <style:text-properties style:font-name="Arial" fo:font-size="15pt" fo:font-weight="bold" officeooo:rsid="016169ab" style:font-size-asian="15pt" style:font-weight-asian="bold" style:font-size-complex="15pt" style:font-weight-complex="bold"/>
    </style:style>
    <style:style style:name="T240" style:family="text">
      <style:text-properties style:font-name="Arial" officeooo:rsid="006565d2" style:font-size-asian="10.5pt"/>
    </style:style>
    <style:style style:name="T241" style:family="text">
      <style:text-properties style:font-name="Arial" officeooo:rsid="0067f6b2" style:font-size-asian="10.5pt"/>
    </style:style>
    <style:style style:name="T242" style:family="text">
      <style:text-properties style:font-name="Arial" officeooo:rsid="006e14ac" style:font-size-asian="10.5pt"/>
    </style:style>
    <style:style style:name="T243" style:family="text">
      <style:text-properties style:font-name="Arial" fo:font-weight="bold" officeooo:rsid="002bc4e5" style:font-weight-asian="bold" style:font-weight-complex="bold"/>
    </style:style>
    <style:style style:name="T244" style:family="text">
      <style:text-properties style:font-name="Arial" fo:font-weight="bold" officeooo:rsid="002c5de2" style:font-weight-asian="bold" style:font-weight-complex="bold"/>
    </style:style>
    <style:style style:name="T245" style:family="text">
      <style:text-properties style:font-name="Arial" officeooo:rsid="006e14ac"/>
    </style:style>
    <style:style style:name="T246" style:family="text">
      <style:text-properties style:font-name="Arial" officeooo:rsid="00b54bdc"/>
    </style:style>
    <style:style style:name="T247" style:family="text">
      <style:text-properties style:font-name="Arial" fo:font-size="18pt" fo:font-weight="bold" officeooo:rsid="01096821" style:font-size-asian="18pt" style:font-weight-asian="bold" style:font-size-complex="18pt" style:font-weight-complex="bold"/>
    </style:style>
    <style:style style:name="T248" style:family="text">
      <style:text-properties style:font-name="Arial" fo:font-size="18pt" fo:font-weight="bold" officeooo:rsid="010b37b4" style:font-size-asian="18pt" style:font-weight-asian="bold" style:font-size-complex="18pt" style:font-weight-complex="bold"/>
    </style:style>
    <style:style style:name="T249" style:family="text">
      <style:text-properties style:font-name="Arial" officeooo:rsid="011051be"/>
    </style:style>
    <style:style style:name="T250" style:family="text">
      <style:text-properties style:font-name="Arial" officeooo:rsid="01240366"/>
    </style:style>
    <style:style style:name="T251" style:family="text">
      <style:text-properties style:font-name="Arial" officeooo:rsid="013159c7"/>
    </style:style>
    <style:style style:name="T252" style:family="text">
      <style:text-properties style:font-name="Arial" officeooo:rsid="013fe228"/>
    </style:style>
    <style:style style:name="T253" style:family="text">
      <style:text-properties style:font-name="Arial" officeooo:rsid="01403593"/>
    </style:style>
    <style:style style:name="T254" style:family="text">
      <style:text-properties style:font-name="Arial" fo:font-style="normal" style:font-style-asian="normal" style:font-style-complex="normal"/>
    </style:style>
    <style:style style:name="T255" style:family="text">
      <style:text-properties style:font-name="Arial" fo:font-style="normal" officeooo:rsid="0145e861" style:font-style-asian="normal" style:font-style-complex="normal"/>
    </style:style>
    <style:style style:name="T256" style:family="text">
      <style:text-properties style:font-name="Arial" officeooo:rsid="01621226"/>
    </style:style>
    <style:style style:name="T257" style:family="text">
      <style:text-properties style:font-name="Arial" officeooo:rsid="0167a493"/>
    </style:style>
    <style:style style:name="T258" style:family="text">
      <style:text-properties style:font-name="Arial" officeooo:rsid="01811321"/>
    </style:style>
    <style:style style:name="T259" style:family="text">
      <style:text-properties officeooo:rsid="00285085"/>
    </style:style>
    <style:style style:name="T260" style:family="text">
      <style:text-properties officeooo:rsid="00297677"/>
    </style:style>
    <style:style style:name="T261" style:family="text">
      <style:text-properties officeooo:rsid="0029dde2"/>
    </style:style>
    <style:style style:name="T262" style:family="text">
      <style:text-properties officeooo:rsid="002bc4e5"/>
    </style:style>
    <style:style style:name="T263" style:family="text">
      <style:text-properties officeooo:rsid="003041d0"/>
    </style:style>
    <style:style style:name="T264" style:family="text">
      <style:text-properties officeooo:rsid="00236651"/>
    </style:style>
    <style:style style:name="T265" style:family="text">
      <style:text-properties officeooo:rsid="00a93ec6"/>
    </style:style>
    <style:style style:name="T266" style:family="text">
      <style:text-properties officeooo:rsid="00c8b8a1"/>
    </style:style>
    <style:style style:name="T267" style:family="text">
      <style:text-properties officeooo:rsid="00d64871"/>
    </style:style>
    <style:style style:name="T268" style:family="text">
      <style:text-properties officeooo:rsid="00dcb290"/>
    </style:style>
    <style:style style:name="T269" style:family="text">
      <style:text-properties officeooo:rsid="00dcee78"/>
    </style:style>
    <style:style style:name="T270" style:family="text">
      <style:text-properties officeooo:rsid="00de1c9b"/>
    </style:style>
    <style:style style:name="T271" style:family="text">
      <style:text-properties officeooo:rsid="00ed4b19"/>
    </style:style>
    <style:style style:name="T272" style:family="text">
      <style:text-properties officeooo:rsid="00ee8b12"/>
    </style:style>
    <style:style style:name="T273" style:family="text">
      <style:text-properties officeooo:rsid="01066529"/>
    </style:style>
    <style:style style:name="T274" style:family="text">
      <style:text-properties officeooo:rsid="010c3d9b"/>
    </style:style>
    <style:style style:name="T275" style:family="text">
      <style:text-properties officeooo:rsid="010ce06b"/>
    </style:style>
    <style:style style:name="T276" style:family="text">
      <style:text-properties officeooo:rsid="010d20b4"/>
    </style:style>
    <style:style style:name="T277" style:family="text">
      <style:text-properties officeooo:rsid="010dec39"/>
    </style:style>
    <style:style style:name="T278" style:family="text">
      <style:text-properties officeooo:rsid="01220d7e"/>
    </style:style>
    <style:style style:name="T279" style:family="text">
      <style:text-properties officeooo:rsid="0123a283"/>
    </style:style>
    <style:style style:name="T280" style:family="text">
      <style:text-properties officeooo:rsid="012fb30d"/>
    </style:style>
    <style:style style:name="T281" style:family="text">
      <style:text-properties officeooo:rsid="014fc62c"/>
    </style:style>
    <style:style style:name="T282" style:family="text">
      <style:text-properties fo:font-style="italic" officeooo:rsid="014fc62c" style:font-style-asian="italic" style:font-style-complex="italic"/>
    </style:style>
    <style:style style:name="T283" style:family="text">
      <style:text-properties fo:font-style="italic" officeooo:rsid="01525e58" style:font-style-asian="italic" style:font-style-complex="italic"/>
    </style:style>
    <style:style style:name="T284" style:family="text">
      <style:text-properties officeooo:rsid="01525e58"/>
    </style:style>
    <style:style style:name="T285" style:family="text">
      <style:text-properties officeooo:rsid="015616e9"/>
    </style:style>
    <style:style style:name="T286" style:family="text">
      <style:text-properties officeooo:rsid="0158f3e6"/>
    </style:style>
    <style:style style:name="T287" style:family="text">
      <style:text-properties officeooo:rsid="015a56b3"/>
    </style:style>
    <style:style style:name="T288" style:family="text">
      <style:text-properties officeooo:rsid="015aad23"/>
    </style:style>
    <style:style style:name="T289" style:family="text">
      <style:text-properties officeooo:rsid="01621226"/>
    </style:style>
    <style:style style:name="T290" style:family="text">
      <style:text-properties style:font-name="arial" fo:font-size="12pt" fo:font-weight="normal" officeooo:rsid="0162f361" style:font-size-asian="10.5pt" style:font-weight-asian="normal" style:font-size-complex="12pt" style:font-weight-complex="normal"/>
    </style:style>
    <style:style style:name="T291" style:family="text">
      <style:text-properties style:font-name="arial" fo:font-size="12pt" fo:font-weight="normal" officeooo:rsid="0166030f" style:font-size-asian="10.5pt" style:font-weight-asian="normal" style:font-size-complex="12pt" style:font-weight-complex="normal"/>
    </style:style>
    <style:style style:name="T292" style:family="text">
      <style:text-properties style:font-name="arial" fo:font-size="12pt" fo:font-weight="normal" officeooo:rsid="0167350e" style:font-size-asian="10.5pt" style:font-weight-asian="normal" style:font-size-complex="12pt" style:font-weight-complex="normal"/>
    </style:style>
    <style:style style:name="T293" style:family="text">
      <style:text-properties style:font-name="arial" fo:font-size="12pt" fo:font-weight="normal" officeooo:rsid="0169eeb2" style:font-size-asian="10.5pt" style:font-weight-asian="normal" style:font-size-complex="12pt" style:font-weight-complex="normal"/>
    </style:style>
    <style:style style:name="T294" style:family="text">
      <style:text-properties style:font-name="arial" fo:font-size="12pt" fo:font-weight="normal" officeooo:rsid="016dbd1b" style:font-size-asian="10.5pt" style:font-weight-asian="normal" style:font-size-complex="12pt" style:font-weight-complex="normal"/>
    </style:style>
    <style:style style:name="T295" style:family="text">
      <style:text-properties style:font-name="arial" fo:font-size="12pt" fo:font-weight="normal" officeooo:rsid="016fa4bb" style:font-size-asian="10.5pt" style:font-weight-asian="normal" style:font-size-complex="12pt" style:font-weight-complex="normal"/>
    </style:style>
    <style:style style:name="T296" style:family="text">
      <style:text-properties style:font-name="arial" fo:font-size="12pt" fo:font-weight="normal" officeooo:rsid="0170387e" style:font-size-asian="10.5pt" style:font-weight-asian="normal" style:font-size-complex="12pt" style:font-weight-complex="normal"/>
    </style:style>
    <style:style style:name="T297" style:family="text">
      <style:text-properties style:font-name="arial" fo:font-size="12pt" fo:font-weight="normal" officeooo:rsid="01705f1c" style:font-size-asian="10.5pt" style:font-weight-asian="normal" style:font-size-complex="12pt" style:font-weight-complex="normal"/>
    </style:style>
    <style:style style:name="T298" style:family="text">
      <style:text-properties style:font-name="arial" fo:font-size="12pt" fo:font-weight="normal" officeooo:rsid="01811321" style:font-size-asian="10.5pt" style:font-weight-asian="normal" style:font-size-complex="12pt" style:font-weight-complex="normal"/>
    </style:style>
    <style:style style:name="T299" style:family="text">
      <style:text-properties officeooo:rsid="0167350e"/>
    </style:style>
    <style:style style:name="T300" style:family="text">
      <style:text-properties officeooo:rsid="0175c620"/>
    </style:style>
    <style:style style:name="T301" style:family="text">
      <style:text-properties officeooo:rsid="017e0577"/>
    </style:style>
    <style:style style:name="T302" style:family="text">
      <style:text-properties officeooo:rsid="01811321"/>
    </style:style>
    <style:style style:name="T303" style:family="text">
      <style:text-properties officeooo:rsid="018fdffe"/>
    </style:style>
    <style:style style:name="T304" style:family="text">
      <style:text-properties officeooo:rsid="01b04d04"/>
    </style:style>
    <style:style style:name="T305" style:family="text">
      <style:text-properties officeooo:rsid="01b2a6b7"/>
    </style:style>
    <style:style style:name="T306" style:family="text">
      <style:text-properties officeooo:rsid="01b493a6"/>
    </style:style>
    <style:style style:name="T307" style:family="text">
      <style:text-properties officeooo:rsid="01b7385b"/>
    </style:style>
    <style:style style:name="T308" style:family="text">
      <style:text-properties officeooo:rsid="01b992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itle: Animating a living cube using OpenGL</text:p>
      <text:p text:style-name="P1"/>
      <text:p text:style-name="P1">Implementation overview</text:p>
      <text:p text:style-name="P17">OpenGL is an API that is compatible with many programming languages such as Java, Fortran, C#, C and C++ although the latter two are the most common used languages for rendering 2D and 3D graphics. </text:p>
      <text:p text:style-name="P72"><text:span text:style-name="T3">Both C and C++ are high-performance languages, which is </text:span><text:span text:style-name="T4">crucial </text:span><text:span text:style-name="T3">for rendering more complex graphics or animations. </text:span><text:span text:style-name="T4">The project is implemented in C++, it is an object-driven language which among others supports object-oriented programming, namespaces and reference variables. This will be important later if we define the cube and its features. </text:span></text:p>
      <text:p text:style-name="P18"/>
      <text:p text:style-name="P71"><text:span text:style-name="T4">T</text:span><text:span text:style-name="T7">he animation scenes are rendered with the </text:span><text:span text:style-name="T8">OpenGL Utility Tool (</text:span><text:span text:style-name="T7">GLUT</text:span><text:span text:style-name="T8">) </text:span><text:span text:style-name="T7">librar</text:span><text:span text:style-name="T8">y. </text:span><text:span text:style-name="T9">M</text:span><text:span text:style-name="T8">athematical operations, </text:span><text:span text:style-name="T9">especially matrix and vector operations,</text:span><text:span text:style-name="T8"> are computed with the mathematics library OpenGL Mathematics (GLM). </text:span></text:p>
      <text:p text:style-name="P18"/>
      <text:p text:style-name="P11">Bézier curves:</text:p>
      <text:p text:style-name="P21">This project uses Bézier curves for the cube and the paths the cube follows. <text:span text:style-name="T259">They have t</text:span><text:span text:style-name="T261">wo </text:span><text:span text:style-name="T260">important </text:span><text:span text:style-name="T259">properties: </text:span><text:span text:style-name="T260">the first one </text:span><text:span text:style-name="T262">is the geometry invariance property, it </text:span><text:span text:style-name="T260">guarantees the invariance of the shape under translation and rotation of its control points. The second </text:span><text:span text:style-name="T262">is an endpoint property which </text:span><text:span text:style-name="T260">ensures, that the first and last control points are the endpoints of the curve </text:span><text:span text:style-name="T261">and that the curve is tangent to the control polygon at the endpoints</text:span><text:span text:style-name="T260">. </text:span><text:span text:style-name="T262">(reference 1)</text:span><text:span text:style-name="T260"> <text:s/></text:span><text:span text:style-name="T261">The latter is crucial for constructing the cube. </text:span></text:p>
      <text:p text:style-name="P18"/>
      <text:p text:style-name="P2">Cube:</text:p>
      <text:p text:style-name="P118"><text:span text:style-name="T6">The cube consists of 12 edges, each edge is</text:span><text:span text:style-name="T38"> </text:span><text:span text:style-name="T6">represented by a </text:span><text:span text:style-name="T5">cubic </text:span><text:span text:style-name="T6">Bézier curve </text:span><text:span text:style-name="T38">(</text:span><text:span text:style-name="T12">Figure </text:span><text:span text:style-name="T133">1</text:span><text:span text:style-name="T12">) </text:span><text:span text:style-name="T131">which consists of </text:span><text:span text:style-name="T38">four control points </text:span><text:span text:style-name="T7"><text:s/></text:span><text:span text:style-name="T10">P_</text:span><text:span text:style-name="T166">k</text:span><text:span text:style-name="T10"> = (</text:span><text:span text:style-name="T13">P</text:span><text:span text:style-name="T166">k</text:span><text:span text:style-name="T10">x, </text:span><text:span text:style-name="T13">P</text:span><text:span text:style-name="T166">k</text:span><text:span text:style-name="T13">y</text:span><text:span text:style-name="T10">, </text:span><text:span text:style-name="T13">P</text:span><text:span text:style-name="T166">k</text:span><text:span text:style-name="T13">z,</text:span><text:span text:style-name="T10"> 1)^T <text:s/></text:span><text:span text:style-name="T166">k = </text:span><text:span text:style-name="T131"><text:s/></text:span><text:span text:style-name="T166">{0, 1, 2, 3}.</text:span><text:span text:style-name="T131"> </text:span><text:span text:style-name="T132">They are</text:span><text:span text:style-name="T7"> represented by a vector in the homogeneous coordinates. A</text:span><text:span text:style-name="T5"> point on an edge is defined by</text:span><text:span text:style-name="T137">(ref 2)</text:span><text:span text:style-name="T5">:</text:span></text:p>
      <text:p text:style-name="P50"/>
      <text:p text:style-name="P118"><text:span text:style-name="T213">r</text:span><text:span text:style-name="T205">(</text:span><text:span text:style-name="T5">x) = (1-x)^3*</text:span><text:span text:style-name="T203">P0</text:span><text:span text:style-name="T5"> + ... write the formula here…, </text:span><text:span text:style-name="T164">where </text:span><text:span text:style-name="T7">x </text:span><text:span text:style-name="T164">\</text:span><text:span text:style-name="T7">in [0, 1] <text:s/></text:span><text:span text:style-name="T160">(1</text:span><text:span text:style-name="T161">) </text:span></text:p>
      <text:p text:style-name="P50"/>
      <text:p text:style-name="P117"><text:span text:style-name="T5">T</text:span><text:span text:style-name="T2">he resulting point </text:span><text:span text:style-name="T204">r </text:span><text:span text:style-name="T10">= (rx, ry, </text:span><text:span text:style-name="T11">r</text:span><text:span text:style-name="T10">z, 1)</text:span><text:span text:style-name="T202"> </text:span><text:span text:style-name="T2">is also </text:span><text:span text:style-name="T14">written</text:span><text:span text:style-name="T2"> in homogeneous coordinates. </text:span></text:p>
      <text:p text:style-name="P129"><text:span text:style-name="T15">Equation (1) can also be </text:span><text:span text:style-name="T14">represented</text:span><text:span text:style-name="T15"> as a matrix- vector multiplication, where the four control points form a 4x4 matrix and the polynomials </text:span><text:span text:style-name="T14">(form)</text:span><text:span text:style-name="T15"> a vector.</text:span></text:p>
      <text:p text:style-name="P131"/>
      <text:p text:style-name="P129"><text:span text:style-name="T12">--Insert matrix vector <text:s/>--</text:span><text:span text:style-name="T15"> </text:span></text:p>
      <text:p text:style-name="P19"/>
      <text:p text:style-name="P20"><text:span text:style-name="T264"><text:s/>--</text:span><text:span text:style-name="T263">Cube. </text:span><text:span text:style-name="T264">insert Figure </text:span><text:span text:style-name="T300">1</text:span><text:span text:style-name="T264">--</text:span></text:p>
      <text:p text:style-name="P23"/>
      <text:p text:style-name="P91"><text:span text:style-name="T44">One may notice, that the outer control points </text:span><text:span text:style-name="T134">(see fig 1)</text:span><text:span text:style-name="T44">, i.e. the first and last control point, of two adjacent edges are connected. </text:span><text:span text:style-name="T45">The outer control points of two adjacent edges have to be equal during the whole animation, because otherwise our cube would </text:span><text:span text:style-name="T135">f</text:span><text:span text:style-name="T45">all apart.</text:span><text:span text:style-name="T16"> </text:span><text:span text:style-name="T45">This constraint takes advantage of the</text:span><text:span text:style-name="T17"> endpoint property, </text:span><text:span text:style-name="T136">because</text:span><text:span text:style-name="T17"> we only have to define the connecting points with the same coordinates and make sure they stay equal. <text:s/></text:span></text:p>
      <text:p text:style-name="P22"/>
      <text:p text:style-name="P73"><text:span text:style-name="T44">Every</text:span><text:span text:style-name="T13"> edge has its own control point matrix </text:span><text:span text:style-name="T204">P_</text:span><text:span text:style-name="T13"> wh</text:span><text:span text:style-name="T44">ich stores the four control points</text:span><text:span text:style-name="T13">. </text:span></text:p>
      <text:p text:style-name="P24"/>
      <text:p text:style-name="P116"><text:span text:style-name="T36">Measured </text:span><text:span text:style-name="T35">in OpenGL coordinates </text:span><text:span text:style-name="T36">t</text:span><text:span text:style-name="T35">he length of each edge is 2 </text:span><text:span text:style-name="T188">which is intended </text:span><text:span text:style-name="T35">. </text:span><text:span text:style-name="T48">The </text:span><text:span text:style-name="T188">distance between every point in our path and a side </text:span><text:span text:style-name="T189">plane </text:span><text:span text:style-name="T188">should be 1, s.t. the components of the outer control points have either the value -1, 0 or 1 </text:span><text:span text:style-name="T190">and </text:span><text:span text:style-name="T216">t</text:span><text:span text:style-name="T217">he</text:span><text:span text:style-name="T46"> distance between the control points is 2/3 </text:span><text:span text:style-name="T47">in the direction they poin</text:span><text:span text:style-name="T48">t. </text:span></text:p>
      <text:p text:style-name="P31"><text:soft-page-break/></text:p>
      <text:p text:style-name="P31"/>
      <text:p text:style-name="P109"><text:span text:style-name="T248">Adding movement</text:span><text:span text:style-name="T247">:</text:span></text:p>
      <text:p text:style-name="P24"/>
      <text:p text:style-name="P74"><text:span text:style-name="T232">M</text:span><text:span text:style-name="T1">oving Cube along </text:span><text:span text:style-name="T249">single </text:span><text:span text:style-name="T1">Curve:</text:span></text:p>
      <text:p text:style-name="P80"><text:span text:style-name="T17">T</text:span><text:span text:style-name="T34">he </text:span><text:span text:style-name="T33">curve</text:span><text:span text:style-name="T34"> where the cube moves along </text:span><text:span text:style-name="T33">is a </text:span><text:span text:style-name="T34">cubic Bézier curve. Each point on the </text:span><text:span text:style-name="T33">curve</text:span><text:span text:style-name="T34"> is defined as </text:span></text:p>
      <text:p text:style-name="P98"><text:span text:style-name="T202">s(t) </text:span><text:span text:style-name="T2">= (1-t)^3 bla bla; <text:s/></text:span><text:span text:style-name="T164">where </text:span><text:span text:style-name="T18">t in [0,1]</text:span><text:span text:style-name="T76"> <text:s/></text:span><text:span text:style-name="T160">(2)</text:span></text:p>
      <text:p text:style-name="P52"/>
      <text:p text:style-name="P98"><text:span text:style-name="T160">---------------</text:span><text:span text:style-name="T164">add this to implementation details------------</text:span></text:p>
      <text:p text:style-name="P123"><text:span text:style-name="T80">The default value for delta_t is 0.02 but depending on the path</text:span><text:span text:style-name="T78">, a different delta_t can be defined at the beginning of </text:span><text:span text:style-name="T77">each scenario, </text:span><text:span text:style-name="T79">this will be explained further</text:span><text:span text:style-name="T77"> in chapter (insert pipeline chapter). </text:span></text:p>
      <text:p text:style-name="P53">------------------------------------------------------------------------------</text:p>
      <text:p text:style-name="P79"><text:span text:style-name="T18">To make the cube move along </text:span><text:span text:style-name="T33">an arbitrary B</text:span><text:span text:style-name="T18">ézier curve, we have to compute </text:span><text:span text:style-name="T212">s(t)</text:span><text:span text:style-name="T18"> </text:span><text:span text:style-name="T22">= (sx, sy, sz, </text:span><text:span text:style-name="T37">1</text:span><text:span text:style-name="T22">)^T </text:span><text:span text:style-name="T18">which is done the same way </text:span><text:span text:style-name="T19">as </text:span><text:span text:style-name="T22">with</text:span><text:span text:style-name="T19"> the cubes edges. </text:span><text:span text:style-name="T20">If t</text:span><text:span text:style-name="T33">he cube moves along a </text:span><text:span text:style-name="T20"><text:s/>straight line, </text:span><text:span text:style-name="T21">or if we want the cube to </text:span><text:span text:style-name="T22">stay straight </text:span><text:span text:style-name="T33">at any curve </text:span><text:span text:style-name="T22">(see Figure 3),</text:span><text:span text:style-name="T20"> then we only have to place the cube around </text:span><text:span text:style-name="T207">s(t)</text:span><text:span text:style-name="T20"> for every t in [0,1]</text:span></text:p>
      <text:p text:style-name="P25"/>
      <text:p text:style-name="P26">insert fig 3</text:p>
      <text:p text:style-name="P25"/>
      <text:p text:style-name="P124"><text:span text:style-name="T23">If </text:span><text:span text:style-name="T33">we want the cube</text:span><text:span text:style-name="T22"> to rotate according to the slope at every timestep (see Figure 4), we need to compute the rotation angle w.r.t. the slope </text:span><text:span text:style-name="T206">\delta s: </text:span><text:span text:style-name="T22"><text:s/></text:span></text:p>
      <text:p text:style-name="P124"><text:span text:style-name="T208">\delta s </text:span><text:span text:style-name="T19">=</text:span><text:span text:style-name="T208"> s</text:span><text:span text:style-name="T19">(t + \delta t)</text:span><text:span text:style-name="T208"> </text:span><text:span text:style-name="T19">– </text:span><text:span text:style-name="T208">s</text:span><text:span text:style-name="T19">(t)</text:span><text:span text:style-name="T208"> </text:span><text:span text:style-name="T24">= (</text:span><text:span text:style-name="T25">delta x, delta y, delta z, </text:span><text:span text:style-name="T26">0</text:span><text:span text:style-name="T24">)^T</text:span><text:span text:style-name="T19"> </text:span></text:p>
      <text:p text:style-name="P100"><text:span text:style-name="T19">T</text:span><text:span text:style-name="T2">he angle is </text:span><text:span text:style-name="T202">omega </text:span><text:span text:style-name="T2"><text:s/>= (insert vector here)</text:span></text:p>
      <text:p text:style-name="P101"><text:span text:style-name="T90">Note that </text:span><text:span text:style-name="T89">in the GLM library rotation angles are expressed in radians.</text:span></text:p>
      <text:p text:style-name="P27"/>
      <text:p text:style-name="P26">insert fig 4</text:p>
      <text:p text:style-name="P27"/>
      <text:p text:style-name="P81"><text:span text:style-name="T28">To apply a rotation to the cube, we need to apply the rotation matrices in each axis to our </text:span><text:span text:style-name="T27">control points</text:span><text:span text:style-name="T28"> matrix </text:span><text:span text:style-name="T209">P</text:span><text:span text:style-name="T28">. By applying only the rotation matrices, the cube will not rotate about its center but the origin (0,0,0). </text:span><text:span text:style-name="T27">This can be avoided by translating the cube to the origin (0,0,0), apply the rotation and then translate it back to its position on the </text:span><text:span text:style-name="T31">curve</text:span><text:span text:style-name="T27"> (see Figure 5). </text:span><text:span text:style-name="T30">In the end, we have to translate the cube back to the origin, apply the rotation at every axis and translate the cube back to the current point in the </text:span><text:span text:style-name="T32">curve</text:span><text:span text:style-name="T30">, which leads us to the following equation: </text:span></text:p>
      <text:p text:style-name="P81"><text:span text:style-name="T27">P’ = T R</text:span><text:span text:style-name="T29">z</text:span><text:span text:style-name="T27"> Ry R</text:span><text:span text:style-name="T29">x </text:span><text:span text:style-name="T27">T^- P</text:span></text:p>
      <text:p text:style-name="P89"><text:span text:style-name="T27">N</text:span><text:span text:style-name="T2">ote that we translate and rotate the whole </text:span><text:span text:style-name="T39">cube by applying the transformation to every edge and its control points matrix </text:span><text:span text:style-name="T214">P</text:span><text:span text:style-name="T39">.</text:span></text:p>
      <text:p text:style-name="P81"><text:span text:style-name="T40">After the transformation, </text:span><text:span text:style-name="T27">P’ is our new control points matrix. </text:span><text:span text:style-name="T40">T</text:span><text:span text:style-name="T27">he translation matrix from (0, 0, 0) to </text:span><text:span text:style-name="T210">r(t) </text:span><text:span text:style-name="T40">is T</text:span><text:span text:style-name="T27">, </text:span><text:span text:style-name="T29"><text:s/>the rotation matrix </text:span><text:span text:style-name="T41">is R </text:span><text:span text:style-name="T29">and the translation matrix from </text:span><text:span text:style-name="T211">r(t)</text:span><text:span text:style-name="T29"> to (0,0,0) </text:span><text:span text:style-name="T41">is T-</text:span><text:span text:style-name="T29">. </text:span><text:span text:style-name="T30">Since the matrix multiplication is not commutative and our current control point matrix is multiplied last, we need to reverse the multiplication order of the transformation matrices, s.t. they can be applied correctly.</text:span></text:p>
      <text:p text:style-name="P27"/>
      <text:p text:style-name="P26">Insert fig 5 here</text:p>
      <text:p text:style-name="P39"/>
      <text:p text:style-name="P6"/>
      <text:p text:style-name="P9"/>
      <text:p text:style-name="P9"/>
      <text:p text:style-name="P9"/>
      <text:p text:style-name="P9"><text:soft-page-break/>Moving cube along multiple curves:</text:p>
      <text:p text:style-name="P125"><text:span text:style-name="T140">The variable in equation (1) ranges from 0 </text:span><text:span text:style-name="T141">&lt;= t &lt;=</text:span><text:span text:style-name="T140"> 1 </text:span><text:span text:style-name="T141">and computes one curve only. </text:span><text:span text:style-name="T142">Therefore we hav</text:span><text:span text:style-name="T143">e to perform a linear mapping, that maps t to u = [u</text:span><text:span text:style-name="T144">1 <text:s text:c="2"/></text:span><text:span text:style-name="T143">, u2, ...u</text:span><text:span text:style-name="T169">m</text:span><text:span text:style-name="T143">] </text:span><text:span text:style-name="T145">where </text:span><text:span text:style-name="T169">m</text:span><text:span text:style-name="T145"> </text:span><text:span text:style-name="T147">is the</text:span><text:span text:style-name="T145"> number of curves, </text:span><text:span text:style-name="T146">such that: </text:span></text:p>
      <text:p text:style-name="P121"><text:span text:style-name="T146">ui = </text:span><text:span text:style-name="T159">0</text:span><text:span text:style-name="T146"> &lt;=&gt; t = </text:span><text:span text:style-name="T159">(</text:span><text:span text:style-name="T146">i-</text:span><text:span text:style-name="T159">1)</text:span><text:span text:style-name="T146">/</text:span><text:span text:style-name="T169">m</text:span><text:span text:style-name="T146"> </text:span><text:span text:style-name="T159">and </text:span><text:span text:style-name="T160">ui = 1 &lt;=&gt; t = i/</text:span><text:span text:style-name="T169">m</text:span><text:span text:style-name="T160">, </text:span><text:span text:style-name="T164">where</text:span><text:span text:style-name="T160"> \i in {1, 2, …, </text:span><text:span text:style-name="T169">m</text:span><text:span text:style-name="T160">}</text:span><text:span text:style-name="T146">. <text:s/></text:span><text:span text:style-name="T162">(3)</text:span></text:p>
      <text:p text:style-name="P121"><text:span text:style-name="T148">The equation </text:span><text:span text:style-name="T157">we use for the linear mapping is</text:span><text:span text:style-name="T148">: </text:span></text:p>
      <text:p text:style-name="P120"><text:span text:style-name="T220">f(ui) = </text:span><text:span text:style-name="T224">a</text:span><text:span text:style-name="T220">*ui + d = t</text:span><text:span text:style-name="T148"> </text:span><text:span text:style-name="T163">where </text:span><text:span text:style-name="T224">a</text:span><text:span text:style-name="T148"> </text:span><text:span text:style-name="T163">is the </text:span><text:span text:style-name="T148">gradient </text:span><text:span text:style-name="T163">and </text:span><text:span text:style-name="T220">d</text:span><text:span text:style-name="T148"> </text:span><text:span text:style-name="T163">is the</text:span><text:span text:style-name="T148"> </text:span><text:span text:style-name="T164">offset </text:span><text:span text:style-name="T158">of </text:span><text:span text:style-name="T219">t</text:span><text:span text:style-name="T158"> <text:s/></text:span><text:span text:style-name="T160">(</text:span><text:span text:style-name="T162">4</text:span><text:span text:style-name="T160">)</text:span></text:p>
      <text:p text:style-name="P122"><text:span text:style-name="T160">A</text:span><text:span text:style-name="T162">pplying the </text:span><text:span text:style-name="T167">boundary conditions</text:span><text:span text:style-name="T162"> from (3) </text:span><text:span text:style-name="T168">to</text:span><text:span text:style-name="T165"> equation (4) </text:span><text:span text:style-name="T167">and solving it </text:span><text:span text:style-name="T225">for </text:span><text:span text:style-name="T224">a</text:span><text:span text:style-name="T225"> and </text:span><text:span text:style-name="T221">d,</text:span><text:span text:style-name="T225"> we get </text:span><text:span text:style-name="T230">a=</text:span><text:span text:style-name="T225">1/</text:span><text:span text:style-name="T230">m</text:span><text:span text:style-name="T225"> and </text:span><text:span text:style-name="T221">d</text:span><text:span text:style-name="T225"> </text:span><text:span text:style-name="T226">= (i-1)/</text:span><text:span text:style-name="T230">m</text:span><text:span text:style-name="T227">, therefore a new equation</text:span></text:p>
      <text:p text:style-name="P126"><text:span text:style-name="T222">f(ui) = (1/</text:span><text:span text:style-name="T224">m</text:span><text:span text:style-name="T222">)ui + (i-1)/</text:span><text:span text:style-name="T224">m</text:span><text:span text:style-name="T222"> = t <text:s text:c="4"/></text:span><text:span text:style-name="T227"><text:s text:c="11"/>(5)</text:span></text:p>
      <text:p text:style-name="P126"><text:span text:style-name="T227">Now, if we solve equation (5) for </text:span><text:span text:style-name="T222">ui, </text:span><text:span text:style-name="T227">we get –</text:span><text:span text:style-name="T228">insert ui = ….. ---</text:span></text:p>
      <text:p text:style-name="P68"/>
      <text:p text:style-name="P127"><text:span text:style-name="T228">I</text:span><text:span text:style-name="T229">nstead of computing a point in a curve with </text:span><text:span text:style-name="T223">t, </text:span><text:span text:style-name="T229">we need to compute equation (2) with </text:span><text:span text:style-name="T230">m</text:span><text:span text:style-name="T229">*(t-(i-1)/</text:span><text:span text:style-name="T230">m</text:span><text:span text:style-name="T229">) instead</text:span></text:p>
      <text:p text:style-name="P8"/>
      <text:p text:style-name="P82"><text:span text:style-name="T233">Cube bends along </text:span><text:span text:style-name="T234">a curve</text:span><text:span text:style-name="T233">:</text:span></text:p>
      <text:p text:style-name="P83"><text:span text:style-name="T172">W</text:span><text:span text:style-name="T171">e can </text:span><text:span text:style-name="T172">also</text:span><text:span text:style-name="T171"> let the cube bend its shape according to the curve. </text:span><text:span text:style-name="T173">This requires to define the control points w.r.t. the slope of the curve. </text:span><text:span text:style-name="T174">Using the obtained slope, we can calculate the perpendicular vector of the slope and define our control points based on them.</text:span><text:span text:style-name="T199"> <text:s/></text:span></text:p>
      <text:p text:style-name="P84"><text:span text:style-name="T174">The </text:span><text:span text:style-name="T176">control points</text:span><text:span text:style-name="T174"> </text:span><text:span text:style-name="T175">of the </text:span><text:span text:style-name="T176">egde</text:span><text:span text:style-name="T177">s</text:span><text:span text:style-name="T175"> </text:span><text:span text:style-name="T176">are</text:span><text:span text:style-name="T175"> computed using the slope</text:span><text:span text:style-name="T176">s</text:span></text:p>
      <text:p text:style-name="P84"><text:span text:style-name="T175">delta_s0 = s(t+delta_t) – s(t) </text:span><text:span text:style-name="T177">= (sx, sy, sz, 1)^T <text:s/></text:span><text:span text:style-name="T200">(6)</text:span></text:p>
      <text:p text:style-name="P84"><text:span text:style-name="T175">delta_s</text:span><text:span text:style-name="T176">1</text:span><text:span text:style-name="T175"> = </text:span><text:span text:style-name="T177">insert<text:tab/><text:tab/></text:span></text:p>
      <text:p text:style-name="P84"><text:span text:style-name="T175">delta_s</text:span><text:span text:style-name="T176">2</text:span><text:span text:style-name="T175"> = </text:span><text:span text:style-name="T177">insert<text:tab/><text:tab/></text:span></text:p>
      <text:p text:style-name="P84"><text:span text:style-name="T175">delta_s</text:span><text:span text:style-name="T176">3</text:span><text:span text:style-name="T175"> = </text:span><text:span text:style-name="T177">insert</text:span></text:p>
      <text:p text:style-name="P62"/>
      <text:p text:style-name="P63">where N*delta_t is the Nth timestep. Depending on how small delta_t is or how the curve is <text:s/>constructed, N has to be adjusted, s<text:span text:style-name="T304">o</text:span> our cube does not turn <text:span text:style-name="T306">in</text:span>to <text:span text:style-name="T305">a </text:span>rectangle<text:span text:style-name="T307">(see fig6)</text:span>. </text:p>
      <text:p text:style-name="P56"/>
      <text:p text:style-name="P128"><text:span text:style-name="T201">Now we need to compute the corresponding perpendicular vectors of each slope</text:span><text:span text:style-name="T170"> </text:span><text:span text:style-name="T178">(see Figure 6)</text:span></text:p>
      <text:p text:style-name="P56"/>
      <text:p text:style-name="P85"><text:span text:style-name="T170">--insert formula here for </text:span><text:span text:style-name="T178">perpendicular for both sides--</text:span></text:p>
      <text:p text:style-name="P87"><text:span text:style-name="T178">p</text:span><text:span text:style-name="T170">0l, p0r, p1l, p1r, p2l, p2r, p3l, p3r <text:s text:c="2"/></text:span><text:span text:style-name="T200">(7)</text:span></text:p>
      <text:p text:style-name="P57"/>
      <text:p text:style-name="P57">--insert fig 6--</text:p>
      <text:p text:style-name="P57"/>
      <text:p text:style-name="P88"><text:span text:style-name="T181">To get the control points for edges e1, e3, e5, e7, we only need </text:span><text:span text:style-name="T182">to insert the x and y value of </text:span><text:span text:style-name="T183">the </text:span><text:span text:style-name="T181">perpendicular points p3l and p3r </text:span><text:span text:style-name="T182">to our x and y values of their respective control points. </text:span><text:span text:style-name="T183">The z value is equivalent to the original value of the static cube.</text:span></text:p>
      <text:p text:style-name="P86"><text:span text:style-name="T179">The edges e</text:span><text:span text:style-name="T180">2,</text:span><text:span text:style-name="T179"> e</text:span><text:span text:style-name="T180">4</text:span><text:span text:style-name="T179">, e</text:span><text:span text:style-name="T180">6</text:span><text:span text:style-name="T179"> and e</text:span><text:span text:style-name="T180">8</text:span><text:span text:style-name="T179"> have a constant z value and varying x and y values for the middle control points. Their control points matrix </text:span><text:span text:style-name="T215">P </text:span><text:span text:style-name="T179">is the following:</text:span></text:p>
      <text:p text:style-name="P58"/>
      <text:p text:style-name="P58"><text:s/>--insert matrix here--</text:p>
      <text:p text:style-name="P58"/>
      <text:p text:style-name="P92"><text:span text:style-name="T184">Edges e9, e10, e11, e12 </text:span><text:span text:style-name="T185">have a constant z value, their x and y values are the respective values of all perpendicular points. </text:span></text:p>
      <text:p text:style-name="P59"/>
      <text:p text:style-name="P93"><text:span text:style-name="T185">I</text:span><text:span text:style-name="T188">n chapter (insert Cube chapter) we mentioned that the length of each edge in the cube is </text:span><text:span text:style-name="T191">2</text:span><text:span text:style-name="T188">. This is much more important, when we use the perpendicular vectors of each slope </text:span><text:span text:style-name="T186">to define the side edges and the outer control points of the other </text:span><text:span text:style-name="T192">edges</text:span><text:span text:style-name="T186">. Because the length of the perpendicular vectors are 1 after normalization, <text:s/></text:span><text:span text:style-name="T187">we can apply the coordinates of the </text:span><text:soft-page-break/><text:span text:style-name="T187">perpendicular vectors for the outer control points of the cube </text:span><text:span text:style-name="T186">or all control points of the side edges. </text:span></text:p>
      <text:p text:style-name="P4"/>
      <text:p text:style-name="P4"/>
      <text:p text:style-name="P70">Transformations/<text:span text:style-name="T274">altering the cubes shape</text:span>:</text:p>
      <text:p text:style-name="P4"/>
      <text:p text:style-name="P103"><text:span text:style-name="T235">Squash, </text:span><text:span text:style-name="T236">S</text:span><text:span text:style-name="T237">tretch, </text:span><text:span text:style-name="T238">Shake </text:span><text:span text:style-name="T239">and Idle breathing</text:span><text:span text:style-name="T238">:</text:span></text:p>
      <text:p text:style-name="P95"><text:span text:style-name="T1">We use squashing and stretching to make the cube look like it bounces off or lands on the ground </text:span><text:span text:style-name="T256">(insert reference </text:span><text:span text:style-name="T258">3</text:span><text:span text:style-name="T256">)</text:span><text:span text:style-name="T1">. T</text:span><text:span text:style-name="T246">hese</text:span><text:span text:style-name="T1"> method</text:span><text:span text:style-name="T246">s</text:span><text:span text:style-name="T1"> require to modify the cubes size, which means that </text:span><text:span text:style-name="T240">we need to scale it. If we want to </text:span><text:span text:style-name="T241">stretch the cube to a rectangular shape, we need to scale the cube more in one direction. </text:span><text:span text:style-name="T242">As with rotating the cube in (insert </text:span><text:span text:style-name="T243">M</text:span><text:span text:style-name="T244">oving Cube along Curve </text:span><text:span text:style-name="T245">chapter) we have to scale every edge to transform the whole cube. </text:span></text:p>
      <text:p text:style-name="P29"/>
      <text:p text:style-name="P90"><text:span text:style-name="T42">--</text:span><text:span text:style-name="T139">put this in implementation details---------------------------</text:span></text:p>
      <text:p text:style-name="P90"><text:span text:style-name="T42">Because OpenGL is a state machine and we change the state of the cube with each frame, the scaling has to be done step wise, such that the cube looks like it is stretching. This means that in each timestep, we scale the cube </text:span><text:span text:style-name="T59">by </text:span><text:span text:style-name="T60">a given </text:span><text:span text:style-name="T59">speed </text:span><text:span text:style-name="T60">parameter until we reach a certain scaling thresho</text:span><text:span text:style-name="T61">ld </text:span><text:span text:style-name="T62">(see code insert code here)</text:span><text:span text:style-name="T61">.</text:span></text:p>
      <text:p text:style-name="P35">-----------------------------------------------</text:p>
      <text:p text:style-name="P35"/>
      <text:p text:style-name="P94"><text:span text:style-name="T49">Only scaling the cube </text:span><text:span text:style-name="T50">makes it look stiff </text:span><text:span text:style-name="T54">and </text:span><text:span text:style-name="T51">anywhere</text:span><text:span text:style-name="T50"> near lively. We can accommodate </text:span><text:span text:style-name="T52">this problem by modifying the two middle control points on the side edges e9, e10, e11 and e12 </text:span><text:span text:style-name="T55">with a additional variable that changes their x and z values</text:span><text:span text:style-name="T52">. </text:span><text:span text:style-name="T53">They </text:span><text:span text:style-name="T55">are positive, i.e. the edges bend outwards</text:span><text:span text:style-name="T53">, when the cube squashes and </text:span><text:span text:style-name="T55">negative, i.e. the edges bend inwards, </text:span><text:span text:style-name="T53"><text:s/>when it stretches </text:span><text:span text:style-name="T43">(see Figure 7)</text:span></text:p>
      <text:p text:style-name="P29"/>
      <text:p text:style-name="P90"><text:span text:style-name="T42">--</text:span><text:span text:style-name="T43">fig 7--</text:span></text:p>
      <text:p text:style-name="P28"><text:s/></text:p>
      <text:p text:style-name="P104"><text:span text:style-name="T63">After the cube reaches a scaling threshold, </text:span><text:span text:style-name="T64">we have to scale it back to its original shape, </text:span><text:span text:style-name="T59">by subtracting the speed parameter from the </text:span><text:span text:style-name="T65">scaling threshold until we reach zero</text:span><text:span text:style-name="T59">. </text:span><text:span text:style-name="T65">Only subtracting from the scaling value will not make the cube </text:span><text:span text:style-name="T68">scale </text:span><text:span text:style-name="T65">back </text:span><text:span text:style-name="T68">completely</text:span><text:span text:style-name="T65">, </text:span><text:span text:style-name="T68">because </text:span><text:span text:style-name="T65">it will scale up again once the value is below the threshold. This problem can be solved by introducing a switch, i.e. a boolean which prevents the cube from scaling up again </text:span><text:span text:style-name="T67">when we scale down the cube. <text:s/></text:span><text:span text:style-name="T69">Furthermore, if</text:span><text:span text:style-name="T64"> we scale it back at the same speed, it looks physically incorrect </text:span><text:span text:style-name="T70">as this </text:span><text:span text:style-name="T71">does not give the impression of the cube bouncing properly</text:span><text:span text:style-name="T66">. </text:span></text:p>
      <text:p text:style-name="P105"/>
      <text:p text:style-name="P105">The shake method scales the cube up and down <text:span text:style-name="T268">rapidly, </text:span><text:span text:style-name="T269">but </text:span><text:span text:style-name="T268">unlike stretching and squashing, there is no speed parameter, </text:span><text:span text:style-name="T269">since </text:span><text:span text:style-name="T270">the speed value is set in the method.</text:span><text:span text:style-name="T268"> </text:span></text:p>
      <text:p text:style-name="P106"/>
      <text:p text:style-name="P115"><text:span text:style-name="T291">If</text:span><text:span text:style-name="T290"> our cube does not move, we might want </text:span><text:span text:style-name="T291">it to do something instead of standing there motionless</text:span><text:span text:style-name="T290">, similar to what you find in video games (insert reference </text:span><text:span text:style-name="T298">4</text:span><text:span text:style-name="T290">). </text:span><text:span text:style-name="T291">When we breathe, the volume of our body expands </text:span><text:span text:style-name="T292">(see reference </text:span><text:span text:style-name="T298">5</text:span><text:span text:style-name="T292">), </text:span><text:span text:style-name="T293">but this </text:span><text:span text:style-name="T291">is not </text:span><text:span text:style-name="T293">noticeable</text:span><text:span text:style-name="T291"> when we walk or run for example. It becomes more </text:span><text:span text:style-name="T294">noticeable</text:span><text:span text:style-name="T291"> when we rest, especially after performing a physically demanding exercise. </text:span><text:span text:style-name="T295">To animate breathing on our cube </text:span><text:span text:style-name="T296">we scale the cube by only a tenth of its size. Since we breathe in faster than out, we also have to </text:span><text:span text:style-name="T297">adapt the scaling speed, when we breathe out. </text:span></text:p>
      <text:p text:style-name="P107"/>
      <text:p text:style-name="P49"/>
      <text:p text:style-name="P5">Rotation <text:span text:style-name="T267">and Spin</text:span>:</text:p>
      <text:p text:style-name="P99"><text:span text:style-name="T81">The rotation method</text:span><text:span text:style-name="T56"> is used for paths consisting of multiple small curves, where we do not want the cube to rotate along with the curve but rather set a small angle </text:span><text:span text:style-name="T82">for</text:span><text:span text:style-name="T56"> cube </text:span><text:span text:style-name="T82">to</text:span><text:span text:style-name="T56"> tilt </text:span><text:soft-page-break/><text:span text:style-name="T56">back </text:span><text:span text:style-name="T57">when</text:span><text:span text:style-name="T56"> taking off (see Figure 8). </text:span><text:span text:style-name="T193">Imagine an animal leaping forward: </text:span><text:span text:style-name="T194">its whole body inclines as it jumps and straightens out after landing. Our cube should do the same, but with a </text:span><text:span text:style-name="T195">slight </text:span><text:span text:style-name="T194">di</text:span><text:span text:style-name="T195">fference</text:span><text:span text:style-name="T194">. </text:span><text:span text:style-name="T196">Un</text:span><text:span text:style-name="T194">like cats or dogs for example,</text:span><text:span text:style-name="T195"> </text:span><text:span text:style-name="T197">our cube</text:span><text:span text:style-name="T194"> does not land on its “</text:span><text:span text:style-name="T198">front paws</text:span><text:span text:style-name="T194">” but on </text:span><text:span text:style-name="T195">its “</text:span><text:span text:style-name="T198">back paws</text:span><text:span text:style-name="T195">”</text:span><text:span text:style-name="T196">. </text:span></text:p>
      <text:p text:style-name="P60"><text:s/></text:p>
      <text:p text:style-name="P30">--<text:span text:style-name="T265">insert fig 8; </text:span><text:span text:style-name="T266">description: Screenshot from Scenario </text:span><text:span text:style-name="T308">5</text:span><text:span text:style-name="T265">--</text:span></text:p>
      <text:p text:style-name="P30"/>
      <text:p text:style-name="P97"><text:span text:style-name="T58">The cube rotates </text:span><text:span text:style-name="T83">until we reached the angle </text:span><text:span text:style-name="T58">threshold, at a given speed. </text:span><text:span text:style-name="T83">This means </text:span><text:span text:style-name="T72">we rotate it by a given parameter much smaller than the threshold in each step.</text:span><text:span text:style-name="T58"> </text:span><text:span text:style-name="T83">We can either let </text:span><text:span text:style-name="T84">it </text:span><text:span text:style-name="T83">rotate about the </text:span><text:span text:style-name="T58">positive or negative z axis. </text:span><text:span text:style-name="T72">As with every other transformation </text:span><text:span text:style-name="T75">so far, </text:span><text:span text:style-name="T72">we have to apply the rotation to every edge of the cube. </text:span><text:span text:style-name="T73">Similar to the</text:span><text:span text:style-name="T74"> the squash and stretch method, the cube rotates back after reaching the threshold. </text:span></text:p>
      <text:p text:style-name="P102"><text:span text:style-name="T74">N</text:span><text:span text:style-name="T86">ow we c</text:span><text:span text:style-name="T85">ou</text:span><text:span text:style-name="T87">l</text:span><text:span text:style-name="T85">d</text:span><text:span text:style-name="T86"> let it rotate back completely, but that would not </text:span><text:span text:style-name="T85">only</text:span><text:span text:style-name="T86"> look </text:span><text:span text:style-name="T85">un</text:span><text:span text:style-name="T86">natural, </text:span><text:span text:style-name="T85">it also would look like </text:span><text:span text:style-name="T86">the cube ignores gravity, which we do not want. </text:span><text:span text:style-name="T88">To counter this problem, we modify the speed and also not let it fully rotate back.</text:span><text:span text:style-name="T74"> </text:span></text:p>
      <text:p text:style-name="P102"><text:span text:style-name="T91"><text:line-break/>Similar to the rotation method, the cube rotates about the y-axis at a given speed until we reach the given threshold, </text:span><text:span text:style-name="T92">but instead of rotating back we set the angle back to zero. </text:span></text:p>
      <text:p text:style-name="P32"/>
      <text:p text:style-name="P33"><text:s/></text:p>
      <text:p text:style-name="P7">Tilt <text:span text:style-name="T271">and </text:span><text:span text:style-name="T272">Ti</text:span><text:span text:style-name="T271">lt back</text:span>:</text:p>
      <text:p text:style-name="P108"><text:span text:style-name="T93">Unlike the previous transformation methods, we </text:span><text:span text:style-name="T95">need </text:span><text:span text:style-name="T93">to </text:span><text:span text:style-name="T94">change the control points of </text:span><text:span text:style-name="T93">the cube, if we want to tilt it. </text:span><text:span text:style-name="T96">We pass a maximum slope and a direction to the function , which decides if the cube tilts forwards or backwards. </text:span><text:span text:style-name="T97">S</text:span><text:span text:style-name="T99">imilar to the</text:span><text:span text:style-name="T97"> </text:span><text:span text:style-name="T98">previous </text:span><text:span text:style-name="T97">methods, we have to </text:span><text:span text:style-name="T100">keep</text:span><text:span text:style-name="T97"> tilt the cube by </text:span><text:span text:style-name="T107">the given speed parameter,</text:span><text:span text:style-name="T97"> until we reach the maximum slope. In each timestep, we compute the perpendicular vector of the current slope and apply it to the top face of our cube. </text:span><text:span text:style-name="T101">The </text:span><text:span text:style-name="T103">edges on the</text:span><text:span text:style-name="T101"> top face however </text:span><text:span text:style-name="T103">are</text:span><text:span text:style-name="T101"> connected to the side edges, which means that we have to c</text:span><text:span text:style-name="T102">hange the control points that are connected as well, </text:span><text:span text:style-name="T103">only the edges on the bottom face remain unchanged. Still, the control points that form the bottom face have to be included in the method, even </text:span><text:span text:style-name="T104">when </text:span><text:span text:style-name="T103">they are not modified, or else we get a cube </text:span><text:span text:style-name="T104">with a missing</text:span><text:span text:style-name="T103"> bottom face, when we render the scene. </text:span></text:p>
      <text:p text:style-name="P54"/>
      <text:p text:style-name="P119"><text:span text:style-name="T156">W</text:span><text:span text:style-name="T149">hen</text:span><text:span text:style-name="T150"> the cube is tilted, it should stay like that until we want it to change it back, instead of automatically changing back after reaching the maximum slope. </text:span><text:span text:style-name="T151">This requires for a separate method that modifies the control points back to its original setting, </text:span><text:span text:style-name="T152">but only if the cube is tilted </text:span><text:span text:style-name="T153">and stops its executio</text:span><text:span text:style-name="T152">n </text:span><text:span text:style-name="T154">otherwise</text:span><text:span text:style-name="T152">. </text:span><text:span text:style-name="T155">The control points from the bottom face have to be included in this method as well with the same reason as before. </text:span></text:p>
      <text:p text:style-name="P34"/>
      <text:p text:style-name="P34"/>
      <text:p text:style-name="P69">Express<text:span text:style-name="T275">in</text:span><text:span text:style-name="T276">g</text:span> emotions</text:p>
      <text:p text:style-name="P36"/>
      <text:p text:style-name="P37">There are six types of emotions: neutral, happy, excited, sad, angry, scared. <text:span text:style-name="T273">Each emotion makes use of the </text:span><text:span text:style-name="T277">transformations differently. </text:span><text:span text:style-name="T278">The movements and behaviours are exaggerated, similar to how the emotion</text:span><text:span text:style-name="T279">s</text:span><text:span text:style-name="T278"> in classic cartoons are expressed.</text:span></text:p>
      <text:p text:style-name="P13"/>
      <text:p text:style-name="P12">Calmness or boredom:</text:p>
      <text:p text:style-name="P111"><text:span text:style-name="T105">When we </text:span><text:span text:style-name="T106">are calm or felling bored, we </text:span><text:span text:style-name="T108">move </text:span><text:span text:style-name="T115">moderately </text:span><text:span text:style-name="T109">and </text:span><text:span text:style-name="T110">maintain a neutral posture. This also </text:span><text:span text:style-name="T116">holds for </text:span><text:span text:style-name="T110">our cube: </text:span><text:span text:style-name="T117">it </text:span><text:span text:style-name="T110">simply bounces </text:span><text:span text:style-name="T117">lightly </text:span><text:span text:style-name="T110">off the </text:span><text:span text:style-name="T114">ground, </text:span><text:span text:style-name="T111">inclines its body</text:span><text:span text:style-name="T123"> </text:span><text:span text:style-name="T111">as it jumps </text:span><text:span text:style-name="T110">and hops along </text:span><text:span text:style-name="T112">the </text:span><text:span text:style-name="T110">path.</text:span></text:p>
      <text:p text:style-name="P111"><text:span text:style-name="T280">T</text:span><text:span text:style-name="T116">he</text:span><text:span text:style-name="T117">refore the</text:span><text:span text:style-name="T116"> scaling threshold for the </text:span><text:span text:style-name="T218">squash</text:span><text:span text:style-name="T116"> and </text:span><text:span text:style-name="T218">stretch</text:span><text:span text:style-name="T116"> method </text:span><text:span text:style-name="T117">should not be high </text:span><text:span text:style-name="T121">and the speed should be moderate, </text:span><text:span text:style-name="T117">as we do not aim for extreme motions. </text:span></text:p>
      <text:p text:style-name="P40"><text:soft-page-break/></text:p>
      <text:p text:style-name="P75"><text:span text:style-name="T250">H</text:span><text:span text:style-name="T1">appiness</text:span></text:p>
      <text:p text:style-name="P110"><text:span text:style-name="T113">Usually when our cube moves along a path that consists of multiple curves, </text:span><text:span text:style-name="T119">it does not</text:span><text:span text:style-name="T113"> rotate according to the slope of each curve. </text:span><text:span text:style-name="T119">However if we want to express a happy cube, this feature emphasizes the emotion, which is inspired by this scene from a cartoon (insert reference </text:span><text:span text:style-name="T138">6</text:span><text:span text:style-name="T130">)</text:span><text:span text:style-name="T119">. </text:span><text:span text:style-name="T121">Unlike when our cube is calm, its take </text:span><text:span text:style-name="T122">off is more powerful, which is why we have to pass a higher scaling threshold and speed. </text:span></text:p>
      <text:p text:style-name="P41"/>
      <text:p text:style-name="P76"><text:span text:style-name="T257">Excitement</text:span><text:span text:style-name="T1">:</text:span></text:p>
      <text:p text:style-name="P96"><text:span text:style-name="T1">Similar to happiness, the </text:span><text:span text:style-name="T252">t</text:span><text:span text:style-name="T1">ake off is more intense when the cube is exited than when it is calm, but it stretches more out </text:span><text:span text:style-name="T253">when it bounces off the ground</text:span><text:span text:style-name="T1">. </text:span><text:span text:style-name="T253">Thus we choose the same threshold when we squash the cube, but make the stretch threshold larger. </text:span></text:p>
      <text:p text:style-name="P113"><text:span text:style-name="T2">In every other scenario where the cube expresses an emotion, its body inclines as it takes off, </text:span><text:span text:style-name="T124">but not when it is exited. The cube spins around once it takes off and if it would incline its body while doing so, it does not look like it is spinning anymore. </text:span></text:p>
      <text:p text:style-name="P42"/>
      <text:p text:style-name="P77"><text:span text:style-name="T251">S</text:span><text:span text:style-name="T1">adness:</text:span></text:p>
      <text:p text:style-name="P114"><text:span text:style-name="T125">In many cartoons, especially the older ones, </text:span><text:span text:style-name="T127">a sad character </text:span><text:span text:style-name="T125">looks down and hunches while it walks, </text:span><text:span text:style-name="T127">dragging its feet along and not lifting them up properly</text:span><text:span text:style-name="T125">. <text:s/></text:span><text:span text:style-name="T126">We can achieve a similar appearance by tilting </text:span><text:span text:style-name="T128">the cube and choos</text:span><text:span text:style-name="T129">ing</text:span><text:span text:style-name="T128"> a smaller scaling threshold. </text:span></text:p>
      <text:p text:style-name="P15"/>
      <text:p text:style-name="P78"><text:span text:style-name="T255">A</text:span><text:span text:style-name="T254">nger:</text:span></text:p>
      <text:p text:style-name="P64">Angry characters stomp, when they walk. <text:span text:style-name="T281">We can simulate this by setting the scaling threshold and the speed for </text:span><text:span text:style-name="T282">squash</text:span><text:span text:style-name="T281"> and </text:span><text:span text:style-name="T282">stretch </text:span><text:span text:style-name="T281">higher</text:span><text:span text:style-name="T282">. </text:span><text:span text:style-name="T281">Only stomping does not make the cube look angry. </text:span><text:span text:style-name="T284">Depending on how enraged one is, it can lead to the body shaking. Applying </text:span><text:span text:style-name="T283">shake </text:span><text:span text:style-name="T284">with a small scaling threshold but still noticeable, makes the cube look angry.</text:span></text:p>
      <text:p text:style-name="P64"/>
      <text:p text:style-name="P14">Fear</text:p>
      <text:p text:style-name="P65">When dogs and cats are scared for example, they flatten their ears and make themselves small. In this example (insert reference <text:span text:style-name="T302">7</text:span>) the character bends back its body and tilts its head back. <text:span text:style-name="T285">In (reference </text:span><text:span text:style-name="T302">8</text:span><text:span text:style-name="T285">) we can see that scared entities also shake minimally. To visualize all this with our cube, we have to tilt its top face back, but not as steep as with the sad cube. Then let it shake, but not as much as the angry cube and at last, set a smaller scaling threshold, such that the cube looks like it is moving hesitantly and anxious. </text:span></text:p>
      <text:p text:style-name="P65"/>
      <text:p text:style-name="P66"/>
      <text:p text:style-name="P16">External controls: Mouse and Keyboard Input</text:p>
      <text:p text:style-name="P67">write about all implementations</text:p>
      <text:p text:style-name="P130"><text:span text:style-name="T231">R</text:span><text:span text:style-name="T1">eferences</text:span></text:p>
      <text:p text:style-name="P10"/>
      <text:p text:style-name="P61">websites</text:p>
      <text:p text:style-name="P61"/>
      <text:p text:style-name="P55"><text:span text:style-name="T262">1) </text:span>Definition of Bézier curve and its properties - </text:p>
      <text:p text:style-name="P38"><text:a xlink:type="simple" xlink:href="http://web.mit.edu/hyperbook/Patrikalakis-Maekawa-Cho/node12.html" text:style-name="Internet_20_link" text:visited-style-name="Visited_20_Internet_20_Link">http://web.mit.edu/hyperbook/Patrikalakis-Maekawa-Cho/node12.html</text:a></text:p>
      <text:p text:style-name="P38"/>
      <text:p text:style-name="P38"><text:span text:style-name="T301">2) </text:span><text:a xlink:type="simple" xlink:href="https://www.johndcook.com/blog/2009/12/21/bezier-basics/" text:style-name="Internet_20_link" text:visited-style-name="Visited_20_Internet_20_Link">https://www.johndcook.com/blog/2009/12/21/bezier-basics/</text:a> <text:span text:style-name="T301">19.20</text:span></text:p>
      <text:p text:style-name="P38"/>
      <text:p text:style-name="P38"><text:span text:style-name="T303">3) </text:span>https://www.geeksforgeeks.org/cubic-bezier-curve-implementation-in-c/</text:p>
      <text:p text:style-name="P38"/>
      <text:p text:style-name="P38"/>
      <text:p text:style-name="P51">Video referenes</text:p>
      <text:p text:style-name="P38"/>
      <text:p text:style-name="P46"><text:span text:style-name="T302">3</text:span>) <text:a xlink:type="simple" xlink:href="https://youtu.be/yiGY0qiy8fY?t=16" text:style-name="Internet_20_link" text:visited-style-name="Visited_20_Internet_20_Link">https://youtu.be/yiGY0qiy8fY?t=16</text:a> <text:s/>31.8.20</text:p>
      <text:p text:style-name="P46"/>
      <text:p text:style-name="P47"><text:span text:style-name="T302">4</text:span>) <text:a xlink:type="simple" xlink:href="https://www.youtube.com/watch?v=4_TnzFgbR8A" text:style-name="Internet_20_link" text:visited-style-name="Visited_20_Internet_20_Link">https://www.youtube.com/watch?v=4_TnzFgbR8A</text:a> 1.9.20</text:p>
      <text:p text:style-name="P47"/>
      <text:p text:style-name="P48"><text:span text:style-name="T302">5</text:span>) <text:a xlink:type="simple" xlink:href="https://www.youtube.com/watch?v=eGicIbMde2E" text:style-name="Internet_20_link" text:visited-style-name="Visited_20_Internet_20_Link">https://www.youtube.com/watch?v=eGicIbMde2E</text:a> 1.9.20</text:p>
      <text:p text:style-name="P38"/>
      <text:p text:style-name="P112"><text:span text:style-name="T138">6</text:span><text:span text:style-name="T118">) </text:span><text:span text:style-name="T119">insert video reference here, </text:span><text:span text:style-name="T120">accessed: 31.8.20</text:span></text:p>
      <text:p text:style-name="P43"><text:a xlink:type="simple" xlink:href="https://youtu.be/STA597B7y_E?t=481" text:style-name="Internet_20_link" text:visited-style-name="Visited_20_Internet_20_Link">https://youtu.be/STA597B7y_E?t=481</text:a></text:p>
      <text:p text:style-name="P43"/>
      <text:p text:style-name="P44"><text:span text:style-name="T302">7</text:span><text:span text:style-name="T299">) </text:span><text:a xlink:type="simple" xlink:href="https://www.facebook.com/mtvasia/videos/941748032914215" text:style-name="Internet_20_link" text:visited-style-name="Visited_20_Internet_20_Link">https://www.facebook.com/mtvasia/videos/941748032914215</text:a> <text:span text:style-name="T286">min 2:42 </text:span><text:span text:style-name="T287">and min 2:</text:span><text:span text:style-name="T288">48 </text:span><text:span text:style-name="T289">31,8,20</text:span></text:p>
      <text:p text:style-name="P44"/>
      <text:p text:style-name="P45"><text:span text:style-name="T302">8</text:span>) <text:a xlink:type="simple" xlink:href="https://youtu.be/AwsY0xu83HM?t=17" text:style-name="Internet_20_link" text:visited-style-name="Visited_20_Internet_20_Link">https://youtu.be/AwsY0xu83HM?t=17</text:a> <text:s/><text:span text:style-name="T289">31.8.20</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chapter{Implementations}</text:p>
      <text:p text:style-name="P45"/>
      <text:p text:style-name="P45">The whole animation is implemented in $C++$ using $OpenGL$ and the \textit{OpenGL Utility Tool (GLUT)} library\cite{glut}. Matrix and vector operations, especially transformation matrices are computed with the mathematics library \textit{OpenGL Mathematics (GLM)} \cite{glm}. </text:p>
      <text:p text:style-name="P45"/>
      <text:p text:style-name="P45">\section{Curves}\label{curves}</text:p>
      <text:p text:style-name="P45">All B\'ezier curves are declared in \lstinline{curve.h} and implemented in \lstinline{curve.cpp} as a function, that takes a timestep parameter $t$ and returns $\vec{g} = <text:s/>= (g_x, g_y, g_z, 1)$ (see equation \ref{eq2}). For each curve, we define four control points in the homogeneous coordinates using the GLM datatype \lstinline{glm::vec4} and store them in a 4x4 matrix \lstinline{glm::mat4} which is also a GLM datatype. The vectors \lstinline{direction_start} and \lstinline{direction_end} store in which direction the ends of the curve point, which will be important later. </text:p>
      <text:p text:style-name="P45">After obtaining the control point matrix $P$, we compute the current point on the curve using the function \lstinline[breaklines=true]{glm::vec4 evaluateCurve(glm::mat4 p, double t)}, where \lstinline{glm::mat4 p} is the control points matrix $P$ and \lstinline{double t} is equal to the timestep parameter from the curve functions. We use the results from \lstinline[breaklines=true]{valuateCurve()} to display the curve using \lstinline[breaklines=true]{showCurve(glm::vec4 (*path)(double))}, which will be explained later. </text:p>
      <text:p text:style-name="P45"/>
      <text:p text:style-name="P45"/>
      <text:p text:style-name="P45">\section{Cube}\label{cube_def}</text:p>
      <text:p text:style-name="P45">The implementation of the cube can be found in <text:s/>\lstinline{src/cube.h} and \lstinline{src/cube.cpp}.</text:p>
      <text:p text:style-name="P45">We use a struct \lstinline{Point} that stores the current control point from each edge. </text:p>
      <text:p text:style-name="P45">Function \lstinline[breaklines=true]{void cubeAt(glm::vec4 (*path)(double), double timestep)} stores all control points around a point on the curve from \lstinline{src/curve.cpp} at a timestep. </text:p>
      <text:p text:style-name="P45"/>
      <text:p text:style-name="P45">We first get the current point on the curve, then define a slope, angles and the rotation matrix, in case we need it later. Since the \lstinline{Point} objects \lstinline{v1} to \lstinline{v12} can only store one control point at a time, we need a \lstinline{for} loop from zero to three, define the points consecutively and store them in the control point matrices \lstinline{pos_l1} to \lstinline{pos_l12}.</text:p>
      <text:p text:style-name="P45">The cube can be displayed with \lstinline{void drawCube()}, details on how the function works are explained in the next chapter. </text:p>
      <text:p text:style-name="P45"/>
      <text:p text:style-name="P45">\section{Displaying the Cube and Curves}</text:p>
      <text:p text:style-name="P45">To display the points returned by in OpenGL, we need the following functions: </text:p>
      <text:p text:style-name="P45">\begin{list}</text:p>
      <text:p text:style-name="P45"><text:s text:c="4"/>\item \lstinline{glVertex4fv()} specifies a vertex.</text:p>
      <text:p text:style-name="P45"><text:s text:c="4"/>\item \lstinline{glBegin(GL_POINTS)} and \lstinline{glEnd()} which specifies that all vertices created from \lstinline{glVertex4fv()} are points. </text:p>
      <text:p text:style-name="P45"><text:s text:c="4"/>\item \lstinline{glColor3f()} specifies the color the following points.</text:p>
      <text:p text:style-name="P45">\end{list}</text:p>
      <text:p text:style-name="P45"/>
      <text:p text:style-name="P45">Using \lstinline[breaklines=true]{glm::vec4 evaluateCurve(glm::mat4, double)}, which returns a point on an edge, <text:s/>and \lstinline[breaklines=true]<text:soft-page-break/>{glm::value_ptr(evaluateCurve(glm::mat4, double))}, which returns the address to that point\cite{glm_valueptr}. </text:p>
      <text:p text:style-name="P45">To display the cube, we need to use the resulting point from \lstinline[breaklines=true]{glm::vec4 evaluateCurve(glm::mat4, double)} and pass them to the \lstinline{glVertex4fv()} function.</text:p>
      <text:p text:style-name="P45">Because we evaluate one point on an edge at a time, we have to use a variable, that starts at zero and increment a small value at each step until we reach one. This implementation uses 10'000 steps, therefore each edge is made of 10'000 points. </text:p>
      <text:p text:style-name="P45"/>
      <text:p text:style-name="P45"/>
      <text:p text:style-name="P45"/>
      <text:p text:style-name="P45"/>
      <text:p text:style-name="P45"/>
      <text:p text:style-name="P45"/>
      <text:p text:style-name="P45"/>
      <text:p text:style-name="P45">\bibitem{glm_valueptr} </text:p>
      <text:p text:style-name="P45">\textit{OpenGL Mathematics}\\</text:p>
      <text:p text:style-name="P45">URL: \url{https://glm.g-truc.net/0.9.5/api/a00183.html#gaf019636bb8bd7c9efb7c7ce3bb23bcf}(last visited: 06.09.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0T12:49:53.082203472</meta:creation-date>
    <dc:date>2020-09-06T22:25:31.295213516</dc:date>
    <meta:editing-duration>P1DT1H36M10S</meta:editing-duration>
    <meta:editing-cycles>328</meta:editing-cycles>
    <meta:generator>LibreOffice/6.4.4.2$Linux_X86_64 LibreOffice_project/40$Build-2</meta:generator>
    <meta:document-statistic meta:table-count="0" meta:image-count="0" meta:object-count="0" meta:page-count="9" meta:paragraph-count="141" meta:word-count="3401" meta:character-count="20501" meta:non-whitespace-character-count="17128"/>
  </office:meta>
</office:document-meta>
</file>